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start" style:justify-single-word="false"/>
      <style:text-properties officeooo:rsid="0046320d" officeooo:paragraph-rsid="0046320d"/>
    </style:style>
    <style:style style:name="P4" style:family="paragraph" style:parent-style-name="Text_20_body">
      <style:paragraph-properties fo:text-align="start" style:justify-single-word="false"/>
      <style:text-properties officeooo:rsid="004bb8db" officeooo:paragraph-rsid="004bb8db"/>
    </style:style>
    <style:style style:name="P5" style:family="paragraph" style:parent-style-name="Text_20_body">
      <style:paragraph-properties fo:text-align="start" style:justify-single-word="false"/>
      <style:text-properties fo:font-weight="bold" officeooo:rsid="004cca8f" officeooo:paragraph-rsid="004cca8f" style:font-weight-asian="bold" style:font-weight-complex="bold"/>
    </style:style>
    <style:style style:name="P6" style:family="paragraph" style:parent-style-name="Text_20_body">
      <style:paragraph-properties fo:text-align="center" style:justify-single-word="false"/>
      <style:text-properties fo:font-style="normal" fo:font-weight="normal" officeooo:rsid="0051e985" officeooo:paragraph-rsid="0051e985"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officeooo:rsid="0051e985" officeooo:paragraph-rsid="005fc970"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officeooo:rsid="004e772b" officeooo:paragraph-rsid="004e772b"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font-style="normal" fo:font-weight="normal" officeooo:rsid="004f48f1" officeooo:paragraph-rsid="004f48f1"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fo:font-style="normal" fo:font-weight="normal" officeooo:rsid="0053e56f" officeooo:paragraph-rsid="0053e56f"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fo:font-weight="normal" officeooo:rsid="00588c31" officeooo:paragraph-rsid="00588c31"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5d821d" officeooo:paragraph-rsid="005dc9e5"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5d821d" officeooo:paragraph-rsid="00b2ed01" style:font-style-asian="normal" style:font-weight-asian="normal" style:font-style-complex="normal" style:font-weight-complex="normal"/>
    </style:style>
    <style:style style:name="P16" style:family="paragraph" style:parent-style-name="Text_20_body">
      <style:paragraph-properties fo:text-align="center"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5dc9e5" officeooo:paragraph-rsid="005dc9e5" style:font-style-asian="normal" style:font-weight-asian="normal" style:font-style-complex="normal" style:font-weight-complex="normal"/>
    </style:style>
    <style:style style:name="P18" style:family="paragraph" style:parent-style-name="Text_20_body">
      <style:paragraph-properties fo:text-align="center" style:justify-single-word="false"/>
      <style:text-properties fo:font-style="normal" fo:font-weight="normal" officeooo:rsid="0061dfcd" officeooo:paragraph-rsid="0061dfcd" style:font-style-asian="normal" style:font-weight-asian="normal" style:font-style-complex="normal" style:font-weight-complex="normal"/>
    </style:style>
    <style:style style:name="P19" style:family="paragraph" style:parent-style-name="Text_20_body">
      <style:paragraph-properties fo:text-align="center" style:justify-single-word="false"/>
      <style:text-properties fo:font-style="normal" fo:font-weight="normal" officeooo:rsid="0061dfcd" officeooo:paragraph-rsid="00709c8a"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officeooo:rsid="00636ff7" officeooo:paragraph-rsid="00636ff7"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636ff7" officeooo:paragraph-rsid="00b2ed01"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officeooo:rsid="005fc970" officeooo:paragraph-rsid="005fc970" style:font-style-asian="normal" style:font-weight-asian="normal" style:font-style-complex="normal" style:font-weight-complex="normal"/>
    </style:style>
    <style:style style:name="P23" style:family="paragraph" style:parent-style-name="Text_20_body">
      <style:paragraph-properties fo:text-align="center" style:justify-single-word="false"/>
      <style:text-properties fo:font-style="normal" fo:font-weight="normal" officeooo:rsid="005fc970" officeooo:paragraph-rsid="005d821d"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officeooo:rsid="006b9ee2" officeooo:paragraph-rsid="006b9ee2"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fo:font-weight="normal" officeooo:rsid="0056edb4" officeooo:paragraph-rsid="0056edb4"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normal" officeooo:rsid="004bb8db" officeooo:paragraph-rsid="00b2ed01"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fo:font-style="normal" fo:font-weight="normal" officeooo:rsid="0066021f" officeooo:paragraph-rsid="0066021f"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font-style="normal" fo:font-weight="normal" officeooo:rsid="0092b767" officeooo:paragraph-rsid="00e252d9"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fo:font-weight="normal" officeooo:rsid="006b9ee2" officeooo:paragraph-rsid="006b9ee2" fo:background-color="transparent"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font-style="normal" fo:font-weight="bold" officeooo:rsid="005dc9e5" officeooo:paragraph-rsid="005dc9e5" style:font-style-asian="normal" style:font-weight-asian="bold" style:font-style-complex="normal" style:font-weight-complex="bold"/>
    </style:style>
    <style:style style:name="P31" style:family="paragraph" style:parent-style-name="Text_20_body">
      <style:paragraph-properties fo:text-align="start" style:justify-single-word="false"/>
      <style:text-properties fo:font-style="normal" fo:font-weight="bold" officeooo:rsid="0092b767" officeooo:paragraph-rsid="00e252d9" style:font-style-asian="normal" style:font-weight-asian="bold" style:font-style-complex="normal" style:font-weight-complex="bold"/>
    </style:style>
    <style:style style:name="P32" style:family="paragraph" style:parent-style-name="Text_20_body">
      <style:paragraph-properties fo:text-align="start" style:justify-single-word="false"/>
      <style:text-properties fo:font-style="normal" fo:font-weight="bold" officeooo:rsid="0094abc9" officeooo:paragraph-rsid="00e252d9" style:font-style-asian="normal" style:font-weight-asian="bold" style:font-style-complex="normal" style:font-weight-complex="bold"/>
    </style:style>
    <style:style style:name="P33" style:family="paragraph" style:parent-style-name="Text_20_body">
      <style:text-properties fo:font-style="normal" officeooo:rsid="0077ca2a" officeooo:paragraph-rsid="00794a89" style:font-style-asian="normal" style:font-style-complex="normal"/>
    </style:style>
    <style:style style:name="P34" style:family="paragraph" style:parent-style-name="Text_20_body">
      <style:text-properties fo:font-style="normal" officeooo:rsid="00794a89" officeooo:paragraph-rsid="00794a89" style:font-style-asian="normal" style:font-style-complex="normal"/>
    </style:style>
    <style:style style:name="P35" style:family="paragraph" style:parent-style-name="Text_20_body">
      <style:text-properties fo:font-style="normal" officeooo:rsid="00d638e1" officeooo:paragraph-rsid="00d638e1" style:font-style-asian="normal" style:font-style-complex="normal"/>
    </style:style>
    <style:style style:name="P36" style:family="paragraph" style:parent-style-name="Text_20_body">
      <style:text-properties fo:font-style="normal" officeooo:rsid="00d7c9f7" officeooo:paragraph-rsid="00d638e1" style:font-style-asian="normal" style:font-style-complex="normal"/>
    </style:style>
    <style:style style:name="P37" style:family="paragraph" style:parent-style-name="Text_20_body">
      <style:text-properties fo:font-style="normal" officeooo:rsid="00e0763e" officeooo:paragraph-rsid="00e0763e" style:font-style-asian="normal" style:font-style-complex="normal"/>
    </style:style>
    <style:style style:name="P38" style:family="paragraph" style:parent-style-name="Text_20_body">
      <style:paragraph-properties fo:text-align="start" style:justify-single-word="false"/>
      <style:text-properties officeooo:rsid="005d05e2" officeooo:paragraph-rsid="005d05e2"/>
    </style:style>
    <style:style style:name="P39" style:family="paragraph" style:parent-style-name="Text_20_body">
      <style:text-properties officeooo:paragraph-rsid="006dfb1e"/>
    </style:style>
    <style:style style:name="P40" style:family="paragraph" style:parent-style-name="Text_20_body">
      <style:text-properties officeooo:rsid="0048fd6f" officeooo:paragraph-rsid="006dfb1e"/>
    </style:style>
    <style:style style:name="P41" style:family="paragraph" style:parent-style-name="Text_20_body">
      <style:text-properties officeooo:rsid="00435847" officeooo:paragraph-rsid="006dfb1e"/>
    </style:style>
    <style:style style:name="P42" style:family="paragraph" style:parent-style-name="Text_20_body">
      <style:text-properties officeooo:rsid="00766e58" officeooo:paragraph-rsid="00766e58"/>
    </style:style>
    <style:style style:name="P43" style:family="paragraph" style:parent-style-name="Text_20_body">
      <style:text-properties officeooo:rsid="0076c197" officeooo:paragraph-rsid="0076c197"/>
    </style:style>
    <style:style style:name="P44" style:family="paragraph" style:parent-style-name="Text_20_body">
      <style:text-properties officeooo:rsid="0077ca2a" officeooo:paragraph-rsid="0077ca2a"/>
    </style:style>
    <style:style style:name="P45" style:family="paragraph" style:parent-style-name="Text_20_body">
      <style:text-properties officeooo:rsid="0077ca2a" officeooo:paragraph-rsid="00794a89"/>
    </style:style>
    <style:style style:name="P46" style:family="paragraph" style:parent-style-name="Text_20_body">
      <style:paragraph-properties fo:text-align="start" style:justify-single-word="false"/>
      <style:text-properties officeooo:rsid="00907865" officeooo:paragraph-rsid="007294cb"/>
    </style:style>
    <style:style style:name="P47" style:family="paragraph" style:parent-style-name="Text_20_body">
      <style:text-properties officeooo:rsid="00907865" officeooo:paragraph-rsid="00e0763e"/>
    </style:style>
    <style:style style:name="P48" style:family="paragraph" style:parent-style-name="Text_20_body">
      <style:text-properties officeooo:rsid="00907865" officeooo:paragraph-rsid="00e252d9"/>
    </style:style>
    <style:style style:name="P49" style:family="paragraph" style:parent-style-name="Text_20_body">
      <style:text-properties style:font-name="Arial1" fo:language="pt" fo:country="BR" officeooo:rsid="00a45c05" officeooo:paragraph-rsid="00a45c05"/>
    </style:style>
    <style:style style:name="P50" style:family="paragraph" style:parent-style-name="Text_20_body">
      <style:text-properties style:font-name="Arial1" fo:language="pt" fo:country="BR" officeooo:rsid="00a45c05" officeooo:paragraph-rsid="00b2ed01"/>
    </style:style>
    <style:style style:name="P51" style:family="paragraph" style:parent-style-name="Text_20_body">
      <style:paragraph-properties fo:text-align="start" style:justify-single-word="false"/>
      <style:text-properties fo:color="#00a933" fo:font-style="normal" fo:font-weight="bold" officeooo:rsid="005fc970" officeooo:paragraph-rsid="005fc970" style:font-style-asian="normal" style:font-weight-asian="bold" style:font-style-complex="normal" style:font-weight-complex="bold"/>
    </style:style>
    <style:style style:name="P52" style:family="paragraph" style:parent-style-name="Text_20_body">
      <style:paragraph-properties fo:text-align="start" style:justify-single-word="false"/>
      <style:text-properties fo:color="#00a933" fo:font-style="normal" fo:font-weight="bold" officeooo:rsid="005dc9e5" officeooo:paragraph-rsid="005dc9e5" style:font-style-asian="normal" style:font-weight-asian="bold" style:font-style-complex="normal" style:font-weight-complex="bold"/>
    </style:style>
    <style:style style:name="P53" style:family="paragraph" style:parent-style-name="Text_20_body">
      <style:paragraph-properties fo:text-align="start" style:justify-single-word="false"/>
      <style:text-properties fo:color="#00a933" fo:font-style="normal" fo:font-weight="normal" officeooo:rsid="005d821d" officeooo:paragraph-rsid="005dc9e5" style:font-style-asian="normal" style:font-weight-asian="normal" style:font-style-complex="normal" style:font-weight-complex="normal"/>
    </style:style>
    <style:style style:name="P54" style:family="paragraph" style:parent-style-name="Text_20_body">
      <style:paragraph-properties fo:text-align="start" style:justify-single-word="false"/>
      <style:text-properties fo:color="#00a933" fo:font-style="normal" fo:font-weight="normal" officeooo:rsid="00588c31" officeooo:paragraph-rsid="00588c31" style:font-style-asian="normal" style:font-weight-asian="normal" style:font-style-complex="normal" style:font-weight-complex="normal"/>
    </style:style>
    <style:style style:name="P55" style:family="paragraph" style:parent-style-name="Text_20_body">
      <style:paragraph-properties fo:text-align="start" style:justify-single-word="false"/>
      <style:text-properties fo:color="#00a933" fo:font-style="normal" fo:font-weight="normal" officeooo:rsid="00636ff7" officeooo:paragraph-rsid="00636ff7" style:font-style-asian="normal" style:font-weight-asian="normal" style:font-style-complex="normal" style:font-weight-complex="normal"/>
    </style:style>
    <style:style style:name="P56" style:family="paragraph" style:parent-style-name="Text_20_body">
      <style:paragraph-properties fo:text-align="start" style:justify-single-word="false"/>
      <style:text-properties fo:color="#00a933" officeooo:rsid="004bb8db" officeooo:paragraph-rsid="004bb8db"/>
    </style:style>
    <style:style style:name="P57" style:family="paragraph" style:parent-style-name="Text_20_body">
      <style:text-properties fo:color="#00a933" style:font-name="Arial1" fo:language="pt" fo:country="BR" fo:font-style="normal" fo:font-weight="normal" officeooo:rsid="00a6673a" officeooo:paragraph-rsid="00a6673a" style:font-style-asian="normal" style:font-weight-asian="normal" style:font-style-complex="normal" style:font-weight-complex="normal"/>
    </style:style>
    <style:style style:name="P58" style:family="paragraph" style:parent-style-name="Text_20_body">
      <style:text-properties style:use-window-font-color="true"/>
    </style:style>
    <style:style style:name="P59" style:family="paragraph" style:parent-style-name="Text_20_body">
      <style:paragraph-properties fo:text-align="start" style:justify-single-word="false"/>
      <style:text-properties style:use-window-font-color="true" officeooo:rsid="00497fe1" officeooo:paragraph-rsid="00497fe1"/>
    </style:style>
    <style:style style:name="P60" style:family="paragraph" style:parent-style-name="Text_20_body">
      <style:paragraph-properties fo:text-align="start" style:justify-single-word="false"/>
      <style:text-properties style:use-window-font-color="true" fo:font-weight="bold" officeooo:rsid="004bb8db" officeooo:paragraph-rsid="004bb8db" style:font-weight-asian="bold" style:font-weight-complex="bold"/>
    </style:style>
    <style:style style:name="P61" style:family="paragraph" style:parent-style-name="Text_20_body">
      <style:paragraph-properties fo:text-align="start" style:justify-single-word="false"/>
      <style:text-properties style:use-window-font-color="true" officeooo:rsid="004bb8db" officeooo:paragraph-rsid="00a30514"/>
    </style:style>
    <style:style style:name="P62" style:family="paragraph" style:parent-style-name="Text_20_body">
      <style:text-properties style:use-window-font-color="true" style:font-name="Arial1" fo:language="pt" fo:country="BR" fo:font-style="normal" fo:font-weight="normal" officeooo:rsid="00b4b008" officeooo:paragraph-rsid="00b4b008"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style:use-window-font-color="true" style:font-name="Arial1" fo:language="pt" fo:country="BR" fo:font-style="normal" fo:font-weight="normal" officeooo:rsid="00b4b008" officeooo:paragraph-rsid="00c6ac1d"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style:use-window-font-color="true" style:font-name="Arial1" fo:language="pt" fo:country="BR" fo:font-style="normal" fo:font-weight="normal" officeooo:rsid="00c813b5" officeooo:paragraph-rsid="00c813b5"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style:use-window-font-color="true" style:font-name="Arial1" fo:language="pt" fo:country="BR" fo:font-style="normal" fo:font-weight="normal" officeooo:rsid="00c832b9" officeooo:paragraph-rsid="00c832b9"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style:use-window-font-color="true" style:font-name="Arial1" fo:language="pt" fo:country="BR" fo:font-style="normal" fo:font-weight="normal" officeooo:rsid="00c832b9" officeooo:paragraph-rsid="00dfcc0f" style:font-style-asian="normal" style:font-weight-asian="normal" style:font-style-complex="normal" style:font-weight-complex="normal"/>
    </style:style>
    <style:style style:name="P67" style:family="paragraph" style:parent-style-name="Text_20_body">
      <style:paragraph-properties fo:text-align="start" style:justify-single-word="false"/>
      <style:text-properties style:use-window-font-color="true" style:font-name="Arial1" fo:language="pt" fo:country="BR" fo:font-style="normal" fo:font-weight="normal" officeooo:rsid="00c832b9" officeooo:paragraph-rsid="00dfcc0f"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style:use-window-font-color="true" style:font-name="Arial1" fo:language="pt" fo:country="BR" fo:font-style="normal" fo:font-weight="normal" officeooo:rsid="00c9a283" officeooo:paragraph-rsid="00c9a283" style:font-style-asian="normal" style:font-weight-asian="normal" style:font-style-complex="normal" style:font-weight-complex="normal"/>
    </style:style>
    <style:style style:name="P69" style:family="paragraph" style:parent-style-name="Text_20_body">
      <style:paragraph-properties fo:text-align="start" style:justify-single-word="false"/>
      <style:text-properties style:use-window-font-color="true" style:font-name="Arial1" fo:language="pt" fo:country="BR" fo:font-style="normal" fo:font-weight="bold" officeooo:rsid="007fc823" officeooo:paragraph-rsid="00dfcc0f" style:font-style-asian="normal" style:font-weight-asian="bold" style:font-style-complex="normal" style:font-weight-complex="bold"/>
    </style:style>
    <style:style style:name="P70" style:family="paragraph" style:parent-style-name="Text_20_body">
      <style:text-properties style:use-window-font-color="true" style:font-name="Arial1" fo:language="pt" fo:country="BR" officeooo:rsid="00a45c05" officeooo:paragraph-rsid="00a45c05"/>
    </style:style>
    <style:style style:name="P71" style:family="paragraph" style:parent-style-name="Text_20_body">
      <style:paragraph-properties fo:text-align="start" style:justify-single-word="false"/>
      <style:text-properties style:use-window-font-color="true" fo:font-style="normal" fo:font-weight="normal" officeooo:rsid="00e252d9" officeooo:paragraph-rsid="00e252d9" style:font-style-asian="normal" style:font-weight-asian="normal" style:font-style-complex="normal" style:font-weight-complex="normal"/>
    </style:style>
    <style:style style:name="P72" style:family="paragraph" style:parent-style-name="Text_20_body">
      <style:text-properties style:use-window-font-color="true" officeooo:paragraph-rsid="00a45c05"/>
    </style:style>
    <style:style style:name="P73" style:family="paragraph" style:parent-style-name="Text_20_body">
      <style:text-properties style:use-window-font-color="true" officeooo:rsid="00a637c7" officeooo:paragraph-rsid="00a637c7"/>
    </style:style>
    <style:style style:name="P74" style:family="paragraph" style:parent-style-name="Text_20_body">
      <style:text-properties style:use-window-font-color="true" officeooo:rsid="00a6673a" officeooo:paragraph-rsid="00a6673a"/>
    </style:style>
    <style:style style:name="P75" style:family="paragraph" style:parent-style-name="Text_20_body">
      <style:text-properties style:use-window-font-color="true" officeooo:paragraph-rsid="007d09ec"/>
    </style:style>
    <style:style style:name="P76" style:family="paragraph" style:parent-style-name="Text_20_body">
      <style:paragraph-properties fo:text-align="center" style:justify-single-word="false"/>
      <style:text-properties fo:font-weight="normal" officeooo:rsid="0051e985" officeooo:paragraph-rsid="0051e985" style:font-weight-asian="normal" style:font-weight-complex="normal"/>
    </style:style>
    <style:style style:name="P77" style:family="paragraph" style:parent-style-name="Text_20_body">
      <style:paragraph-properties fo:text-align="justify" style:justify-single-word="false"/>
      <style:text-properties fo:font-weight="normal" officeooo:rsid="00d45631" officeooo:paragraph-rsid="00cdfa3f" style:font-weight-asian="normal" style:font-weight-complex="normal"/>
    </style:style>
    <style:style style:name="P78" style:family="paragraph" style:parent-style-name="Text_20_body">
      <style:paragraph-properties fo:text-align="justify" style:justify-single-word="false"/>
      <style:text-properties officeooo:paragraph-rsid="00b2ed01"/>
    </style:style>
    <style:style style:name="P79" style:family="paragraph" style:parent-style-name="Text_20_body">
      <style:paragraph-properties fo:text-align="justify" style:justify-single-word="false"/>
      <style:text-properties officeooo:paragraph-rsid="00c6ac1d"/>
    </style:style>
    <style:style style:name="P80" style:family="paragraph" style:parent-style-name="Text_20_body">
      <style:paragraph-properties fo:text-align="justify" style:justify-single-word="false"/>
      <style:text-properties officeooo:paragraph-rsid="00cdfa3f"/>
    </style:style>
    <style:style style:name="P81" style:family="paragraph" style:parent-style-name="Text_20_body">
      <style:paragraph-properties fo:text-align="justify" style:justify-single-word="false"/>
      <style:text-properties officeooo:paragraph-rsid="00e59b36"/>
    </style:style>
    <style:style style:name="P82" style:family="paragraph" style:parent-style-name="Text_20_body">
      <style:text-properties officeooo:rsid="00a637c7" officeooo:paragraph-rsid="00b2ed01"/>
    </style:style>
    <style:style style:name="P83" style:family="paragraph" style:parent-style-name="Text_20_body">
      <style:text-properties officeooo:rsid="00a6673a" officeooo:paragraph-rsid="00b2ed01"/>
    </style:style>
    <style:style style:name="P84" style:family="paragraph" style:parent-style-name="Text_20_body">
      <style:text-properties officeooo:paragraph-rsid="00b2ed01"/>
    </style:style>
    <style:style style:name="P85" style:family="paragraph" style:parent-style-name="Text_20_body">
      <style:paragraph-properties fo:text-align="justify" style:justify-single-word="false"/>
      <style:text-properties officeooo:rsid="00cb2ea7" officeooo:paragraph-rsid="00cb2ea7"/>
    </style:style>
    <style:style style:name="P86" style:family="paragraph" style:parent-style-name="Text_20_body">
      <style:paragraph-properties fo:text-align="justify" style:justify-single-word="false"/>
      <style:text-properties officeooo:rsid="00cb2ea7" officeooo:paragraph-rsid="00cd5fc0"/>
    </style:style>
    <style:style style:name="P87" style:family="paragraph" style:parent-style-name="Text_20_body">
      <style:paragraph-properties fo:text-align="justify" style:justify-single-word="false"/>
      <style:text-properties officeooo:rsid="00cd5fc0" officeooo:paragraph-rsid="00cd5fc0"/>
    </style:style>
    <style:style style:name="P88" style:family="paragraph" style:parent-style-name="Text_20_body">
      <style:text-properties officeooo:rsid="00cdfa3f" officeooo:paragraph-rsid="00cdfa3f"/>
    </style:style>
    <style:style style:name="P89" style:family="paragraph" style:parent-style-name="Text_20_body">
      <style:text-properties officeooo:rsid="00cf3283" officeooo:paragraph-rsid="00cf3283"/>
    </style:style>
    <style:style style:name="P90" style:family="paragraph" style:parent-style-name="Text_20_body">
      <style:paragraph-properties fo:text-align="justify" style:justify-single-word="false"/>
      <style:text-properties officeooo:rsid="00cf3283" officeooo:paragraph-rsid="00cf3283"/>
    </style:style>
    <style:style style:name="P91" style:family="paragraph" style:parent-style-name="Text_20_body">
      <style:text-properties officeooo:rsid="00d638e1" officeooo:paragraph-rsid="00d638e1"/>
    </style:style>
    <style:style style:name="P92" style:family="paragraph" style:parent-style-name="Text_20_body">
      <style:text-properties officeooo:paragraph-rsid="00da275b"/>
    </style:style>
    <style:style style:name="P93" style:family="paragraph" style:parent-style-name="Text_20_body">
      <style:paragraph-properties fo:text-align="start" style:justify-single-word="false"/>
      <style:text-properties officeooo:paragraph-rsid="00b2ed01"/>
    </style:style>
    <style:style style:name="P94" style:family="paragraph" style:parent-style-name="Text_20_body">
      <style:paragraph-properties fo:text-align="start" style:justify-single-word="false"/>
      <style:text-properties officeooo:rsid="00dd8b31" officeooo:paragraph-rsid="00e252d9"/>
    </style:style>
    <style:style style:name="P95" style:family="paragraph" style:parent-style-name="Text_20_body">
      <style:paragraph-properties fo:text-align="start" style:justify-single-word="false"/>
      <style:text-properties officeooo:rsid="00dc197a" officeooo:paragraph-rsid="00e252d9"/>
    </style:style>
    <style:style style:name="P96" style:family="paragraph" style:parent-style-name="Text_20_body">
      <style:text-properties officeooo:rsid="00e39042" officeooo:paragraph-rsid="00e39042"/>
    </style:style>
    <style:style style:name="P97" style:family="paragraph" style:parent-style-name="Text_20_body">
      <style:paragraph-properties fo:text-align="start" style:justify-single-word="false" fo:break-before="page"/>
      <style:text-properties officeooo:rsid="005d05e2" officeooo:paragraph-rsid="005d05e2"/>
    </style:style>
    <style:style style:name="P98" style:family="paragraph" style:parent-style-name="Text_20_body">
      <style:paragraph-properties fo:break-before="page"/>
      <style:text-properties style:use-window-font-color="true" style:font-name="Arial1" fo:language="pt" fo:country="BR" fo:font-style="normal" fo:font-weight="normal" officeooo:rsid="00b69686" officeooo:paragraph-rsid="00b69686" style:font-style-asian="normal" style:font-weight-asian="normal" style:font-style-complex="normal" style:font-weight-complex="normal"/>
    </style:style>
    <style:style style:name="P99" style:family="paragraph" style:parent-style-name="Standard">
      <style:text-properties fo:color="#00a933" officeooo:rsid="0042194c" officeooo:paragraph-rsid="006dfb1e"/>
    </style:style>
    <style:style style:name="P100" style:family="paragraph" style:parent-style-name="Text_20_body">
      <style:paragraph-properties fo:margin-left="2.501cm" fo:margin-right="0cm" fo:text-align="justify" style:justify-single-word="false" fo:text-indent="0cm" style:auto-text-indent="false"/>
      <style:text-properties fo:font-size="10pt" fo:font-style="normal" fo:font-weight="normal" officeooo:rsid="005fc970" officeooo:paragraph-rsid="00b2ed01" style:font-size-asian="10pt" style:font-style-asian="normal" style:font-weight-asian="normal" style:font-size-complex="10pt" style:font-style-complex="normal"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officeooo:paragraph-rsid="00c6ac1d"/>
    </style:style>
    <style:style style:name="P102" style:family="paragraph" style:parent-style-name="Heading_20_1">
      <style:text-properties officeooo:rsid="00dd8b31" officeooo:paragraph-rsid="00dd8b31"/>
    </style:style>
    <style:style style:name="P103" style:family="paragraph" style:parent-style-name="Heading_20_1">
      <style:text-properties officeooo:rsid="00548c22" officeooo:paragraph-rsid="00b2ed01"/>
    </style:style>
    <style:style style:name="P104" style:family="paragraph" style:parent-style-name="Heading_20_1">
      <style:text-properties officeooo:rsid="0055547a" officeooo:paragraph-rsid="00b2ed01"/>
    </style:style>
    <style:style style:name="P105" style:family="paragraph" style:parent-style-name="Heading_20_1">
      <style:paragraph-properties fo:text-align="start" style:justify-single-word="false"/>
      <style:text-properties officeooo:rsid="0055547a" officeooo:paragraph-rsid="00b2ed01"/>
    </style:style>
    <style:style style:name="P106" style:family="paragraph" style:parent-style-name="Heading_20_1">
      <style:text-properties officeooo:paragraph-rsid="00b2ed01"/>
    </style:style>
    <style:style style:name="P107" style:family="paragraph" style:parent-style-name="Heading_20_1">
      <style:text-properties officeooo:rsid="00551469" officeooo:paragraph-rsid="00b2ed01"/>
    </style:style>
    <style:style style:name="P108" style:family="paragraph" style:parent-style-name="Heading_20_1">
      <style:text-properties officeooo:rsid="006dfb1e" officeooo:paragraph-rsid="006dfb1e"/>
    </style:style>
    <style:style style:name="P109" style:family="paragraph" style:parent-style-name="Heading_20_1">
      <style:text-properties officeooo:rsid="00766e58" officeooo:paragraph-rsid="00766e58"/>
    </style:style>
    <style:style style:name="P110" style:family="paragraph" style:parent-style-name="Heading_20_1">
      <style:text-properties officeooo:rsid="00cb2ea7" officeooo:paragraph-rsid="00cb2ea7"/>
    </style:style>
    <style:style style:name="P111" style:family="paragraph" style:parent-style-name="Heading_20_1">
      <style:text-properties officeooo:rsid="00cdfa3f" officeooo:paragraph-rsid="00cdfa3f"/>
    </style:style>
    <style:style style:name="P112" style:family="paragraph" style:parent-style-name="Heading_20_1">
      <style:text-properties officeooo:rsid="00cf3283"/>
    </style:style>
    <style:style style:name="P113" style:family="paragraph" style:parent-style-name="Heading_20_1">
      <style:text-properties officeooo:rsid="00d638e1" officeooo:paragraph-rsid="00d638e1"/>
    </style:style>
    <style:style style:name="P114" style:family="paragraph" style:parent-style-name="Heading_20_1" style:master-page-name="CTM_20__7c__20_Capa">
      <style:paragraph-properties style:page-number="auto"/>
    </style:style>
    <style:style style:name="P115" style:family="paragraph" style:parent-style-name="Heading_20_1">
      <style:paragraph-properties fo:break-before="page"/>
      <style:text-properties officeooo:rsid="00dd8b31" officeooo:paragraph-rsid="00dd8b31"/>
    </style:style>
    <style:style style:name="P116" style:family="paragraph" style:parent-style-name="Heading_20_1">
      <style:paragraph-properties fo:break-before="page"/>
      <style:text-properties officeooo:rsid="00a45c05" officeooo:paragraph-rsid="00a45c05"/>
    </style:style>
    <style:style style:name="P117" style:family="paragraph" style:parent-style-name="Heading_20_1">
      <style:paragraph-properties fo:break-before="page"/>
      <style:text-properties officeooo:rsid="00c6ac1d" officeooo:paragraph-rsid="00c6ac1d"/>
    </style:style>
    <style:style style:name="P118" style:family="paragraph" style:parent-style-name="Heading_20_1">
      <style:paragraph-properties fo:break-before="page"/>
      <style:text-properties officeooo:rsid="00da275b" officeooo:paragraph-rsid="00da275b"/>
    </style:style>
    <style:style style:name="P119" style:family="paragraph" style:parent-style-name="Heading_20_2">
      <style:text-properties officeooo:rsid="00e0763e" officeooo:paragraph-rsid="00e0763e"/>
    </style:style>
    <style:style style:name="P120" style:family="paragraph" style:parent-style-name="Heading_20_2">
      <style:text-properties officeooo:rsid="00e252d9" officeooo:paragraph-rsid="00e252d9"/>
    </style:style>
    <style:style style:name="P121" style:family="paragraph" style:parent-style-name="Heading_20_2">
      <style:text-properties officeooo:rsid="00794a89" officeooo:paragraph-rsid="00794a89"/>
    </style:style>
    <style:style style:name="P122" style:family="paragraph" style:parent-style-name="Heading_20_2">
      <style:text-properties style:use-window-font-color="true" fo:font-style="normal" officeooo:rsid="00794a89" style:font-style-asian="normal" style:font-style-complex="normal"/>
    </style:style>
    <style:style style:name="P123" style:family="paragraph" style:parent-style-name="Heading_20_3">
      <style:text-properties fo:font-style="normal" officeooo:rsid="00e0763e" officeooo:paragraph-rsid="00e0763e" style:font-style-asian="normal" style:font-style-complex="normal"/>
    </style:style>
    <style:style style:name="P124" style:family="paragraph" style:parent-style-name="Standard">
      <style:text-properties officeooo:rsid="00083d3f" officeooo:paragraph-rsid="00e0763e"/>
    </style:style>
    <style:style style:name="P125" style:family="paragraph" style:parent-style-name="Standard">
      <style:text-properties officeooo:rsid="000d01f1" officeooo:paragraph-rsid="00e0763e"/>
    </style:style>
    <style:style style:name="P126" style:family="paragraph" style:parent-style-name="Standard">
      <style:text-properties officeooo:rsid="000e3d53" officeooo:paragraph-rsid="00e0763e"/>
    </style:style>
    <style:style style:name="P127" style:family="paragraph" style:parent-style-name="Text_20_body" style:list-style-name="L1">
      <style:paragraph-properties fo:text-align="start" style:justify-single-word="false"/>
      <style:text-properties fo:font-weight="bold" officeooo:rsid="004cca8f" officeooo:paragraph-rsid="008b990a" style:font-weight-asian="bold" style:font-weight-complex="bold"/>
    </style:style>
    <style:style style:name="P128" style:family="paragraph" style:parent-style-name="Text_20_body" style:list-style-name="L1">
      <style:paragraph-properties fo:text-align="center" style:justify-single-word="false"/>
      <style:text-properties fo:font-style="normal" fo:font-weight="normal" officeooo:rsid="008b990a" officeooo:paragraph-rsid="008b990a" style:font-style-asian="normal" style:font-weight-asian="normal" style:font-style-complex="normal" style:font-weight-complex="normal"/>
    </style:style>
    <style:style style:name="P129" style:family="paragraph" style:parent-style-name="Text_20_body">
      <style:paragraph-properties fo:text-align="start" style:justify-single-word="false"/>
      <style:text-properties fo:font-style="normal" fo:font-weight="normal" officeooo:rsid="0094abc9" officeooo:paragraph-rsid="00e252d9" style:font-style-asian="normal" style:font-weight-asian="normal" style:font-style-complex="normal" style:font-weight-complex="normal"/>
    </style:style>
    <style:style style:name="P130" style:family="paragraph" style:parent-style-name="Text_20_body">
      <style:paragraph-properties fo:text-align="justify" style:justify-single-word="false"/>
      <style:text-properties fo:font-style="normal" officeooo:rsid="00e0763e" officeooo:paragraph-rsid="00e59b36" style:font-style-asian="normal" style:font-style-complex="normal"/>
    </style:style>
    <style:style style:name="P131" style:family="paragraph" style:parent-style-name="Text_20_body">
      <style:paragraph-properties fo:text-align="start" style:justify-single-word="false"/>
      <style:text-properties fo:font-style="normal" fo:font-weight="bold" officeooo:rsid="0092b767" officeooo:paragraph-rsid="00e252d9" style:font-style-asian="normal" style:font-weight-asian="bold" style:font-style-complex="normal" style:font-weight-complex="bold"/>
    </style:style>
    <style:style style:name="P132" style:family="paragraph" style:parent-style-name="Text_20_body">
      <style:paragraph-properties fo:text-align="start" style:justify-single-word="false"/>
      <style:text-properties fo:font-style="normal" fo:font-weight="bold" officeooo:rsid="0092b767" officeooo:paragraph-rsid="00ea2370" style:font-style-asian="normal" style:font-weight-asian="bold" style:font-style-complex="normal" style:font-weight-complex="bold"/>
    </style:style>
    <style:style style:name="P133" style:family="paragraph" style:parent-style-name="Text_20_body">
      <style:paragraph-properties fo:text-align="start" style:justify-single-word="false"/>
      <style:text-properties fo:font-style="normal" fo:font-weight="bold" officeooo:rsid="00e0763e" officeooo:paragraph-rsid="00e252d9" style:font-style-asian="normal" style:font-weight-asian="bold" style:font-style-complex="normal" style:font-weight-complex="bold"/>
    </style:style>
    <style:style style:name="P134" style:family="paragraph" style:parent-style-name="Text_20_body">
      <style:paragraph-properties fo:text-align="start" style:justify-single-word="false"/>
      <style:text-properties style:use-window-font-color="true" fo:font-style="normal" fo:font-weight="normal" officeooo:rsid="007e96b2" officeooo:paragraph-rsid="00ddf71c" style:font-style-asian="normal" style:font-weight-asian="normal" style:font-style-complex="normal" style:font-weight-complex="normal"/>
    </style:style>
    <style:style style:name="P135" style:family="paragraph" style:parent-style-name="Text_20_body">
      <style:text-properties style:use-window-font-color="true" officeooo:paragraph-rsid="0081bef8"/>
    </style:style>
    <style:style style:name="T1" style:family="text">
      <style:text-properties officeooo:rsid="0049fc7c"/>
    </style:style>
    <style:style style:name="T2" style:family="text">
      <style:text-properties fo:font-weight="bold" style:font-weight-asian="bold" style:font-weight-complex="bold"/>
    </style:style>
    <style:style style:name="T3" style:family="text">
      <style:text-properties fo:font-weight="bold" officeooo:rsid="005dc9e5" style:font-weight-asian="bold" style:font-weight-complex="bold"/>
    </style:style>
    <style:style style:name="T4" style:family="text">
      <style:text-properties fo:font-weight="bold" officeooo:rsid="0081bef8" style:font-weight-asian="bold" style:font-weight-complex="bold"/>
    </style:style>
    <style:style style:name="T5" style:family="text">
      <style:text-properties fo:font-weight="bold" officeooo:rsid="00d45631" style:font-weight-asian="bold" style:font-weight-complex="bold"/>
    </style:style>
    <style:style style:name="T6" style:family="text">
      <style:text-properties fo:font-weight="bold" officeooo:rsid="00822033" style:font-weight-asian="bold" style:font-weight-complex="bold"/>
    </style:style>
    <style:style style:name="T7" style:family="text">
      <style:text-properties fo:font-weight="bold" officeooo:rsid="00ccae5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81bef8" style:font-weight-asian="normal" style:font-weight-complex="normal"/>
    </style:style>
    <style:style style:name="T10" style:family="text">
      <style:text-properties fo:font-weight="normal" officeooo:rsid="00907865" style:font-weight-asian="normal" style:font-weight-complex="normal"/>
    </style:style>
    <style:style style:name="T11" style:family="text">
      <style:text-properties fo:font-weight="normal" officeooo:rsid="00d45631" style:font-weight-asian="normal" style:font-weight-complex="normal"/>
    </style:style>
    <style:style style:name="T12" style:family="text">
      <style:text-properties fo:font-weight="normal" officeooo:rsid="00ddb8f8" style:font-weight-asian="normal" style:font-weight-complex="normal"/>
    </style:style>
    <style:style style:name="T13" style:family="text">
      <style:text-properties fo:font-weight="normal" officeooo:rsid="00dd8b31" style:font-weight-asian="normal" style:font-weight-complex="normal"/>
    </style:style>
    <style:style style:name="T14" style:family="text">
      <style:text-properties fo:font-weight="normal" officeooo:rsid="000d01f1" style:font-weight-asian="normal" style:font-weight-complex="normal"/>
    </style:style>
    <style:style style:name="T15" style:family="text">
      <style:text-properties fo:font-weight="normal" fo:background-color="transparent" loext:char-shading-value="0"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5dc9e5" style:font-style-asian="italic" style:font-weight-asian="normal" style:font-style-complex="italic" style:font-weight-complex="normal"/>
    </style:style>
    <style:style style:name="T18" style:family="text">
      <style:text-properties fo:font-style="italic" fo:font-weight="normal" officeooo:rsid="005fc970"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font-style="italic" officeooo:rsid="0055547a" style:font-style-asian="italic" style:font-style-complex="italic"/>
    </style:style>
    <style:style style:name="T21" style:family="text">
      <style:text-properties fo:font-style="italic" officeooo:rsid="00aa5531" style:font-style-asian="italic" style:font-style-complex="italic"/>
    </style:style>
    <style:style style:name="T22" style:family="text">
      <style:text-properties fo:font-style="italic" officeooo:rsid="00a0d5cf" style:font-style-asian="italic" style:font-style-complex="italic"/>
    </style:style>
    <style:style style:name="T23" style:family="text">
      <style:text-properties fo:font-style="italic" officeooo:rsid="005ef505" style:font-style-asian="italic" style:font-style-complex="italic"/>
    </style:style>
    <style:style style:name="T24" style:family="text">
      <style:text-properties fo:font-style="italic" officeooo:rsid="00c0730d" style:font-style-asian="italic" style:font-style-complex="italic"/>
    </style:style>
    <style:style style:name="T25" style:family="text">
      <style:text-properties fo:font-style="italic" officeooo:rsid="006078ea" style:font-style-asian="italic" style:font-style-complex="italic"/>
    </style:style>
    <style:style style:name="T26" style:family="text">
      <style:text-properties fo:font-style="italic" officeooo:rsid="0060ecd1" style:font-style-asian="italic" style:font-style-complex="italic"/>
    </style:style>
    <style:style style:name="T27" style:family="text">
      <style:text-properties fo:font-style="italic" officeooo:rsid="00c9e6c9" style:font-style-asian="italic" style:font-style-complex="italic"/>
    </style:style>
    <style:style style:name="T28" style:family="text">
      <style:text-properties fo:font-style="italic" officeooo:rsid="006208fe" style:font-style-asian="italic" style:font-style-complex="italic"/>
    </style:style>
    <style:style style:name="T29" style:family="text">
      <style:text-properties fo:font-style="italic" officeooo:rsid="0063bb66" style:font-style-asian="italic" style:font-style-complex="italic"/>
    </style:style>
    <style:style style:name="T30" style:family="text">
      <style:text-properties fo:font-style="italic" style:text-underline-style="none" officeooo:rsid="00a3f716"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794a89" style:font-style-asian="normal" style:font-style-complex="normal"/>
    </style:style>
    <style:style style:name="T33" style:family="text">
      <style:text-properties fo:font-style="normal" officeooo:rsid="007a8f63" style:font-style-asian="normal" style:font-style-complex="normal"/>
    </style:style>
    <style:style style:name="T34" style:family="text">
      <style:text-properties fo:font-style="normal" officeooo:rsid="004e772b" style:font-style-asian="normal" style:font-style-complex="normal"/>
    </style:style>
    <style:style style:name="T35" style:family="text">
      <style:text-properties fo:font-style="normal" officeooo:rsid="00551469" style:font-style-asian="normal" style:font-style-complex="normal"/>
    </style:style>
    <style:style style:name="T36" style:family="text">
      <style:text-properties fo:font-style="normal" officeooo:rsid="0063bb66" style:font-style-asian="normal" style:font-style-complex="normal"/>
    </style:style>
    <style:style style:name="T37" style:family="text">
      <style:text-properties fo:font-style="normal" officeooo:rsid="00b896ab" style:font-style-asian="normal" style:font-style-complex="normal"/>
    </style:style>
    <style:style style:name="T38" style:family="text">
      <style:text-properties fo:font-style="normal" officeooo:rsid="007aaa1f" style:font-style-asian="normal" style:font-style-complex="normal"/>
    </style:style>
    <style:style style:name="T39" style:family="text">
      <style:text-properties fo:font-style="normal" officeooo:rsid="00a0d5cf" style:font-style-asian="normal" style:font-style-complex="normal"/>
    </style:style>
    <style:style style:name="T40" style:family="text">
      <style:text-properties fo:font-style="normal" officeooo:rsid="00a00f85" style:font-style-asian="normal" style:font-style-complex="normal"/>
    </style:style>
    <style:style style:name="T41" style:family="text">
      <style:text-properties fo:font-style="normal" officeooo:rsid="005d4191" style:font-style-asian="normal" style:font-style-complex="normal"/>
    </style:style>
    <style:style style:name="T42" style:family="text">
      <style:text-properties fo:font-style="normal" officeooo:rsid="005ea295" style:font-style-asian="normal" style:font-style-complex="normal"/>
    </style:style>
    <style:style style:name="T43" style:family="text">
      <style:text-properties fo:font-style="normal" officeooo:rsid="009adcf7" style:font-style-asian="normal" style:font-style-complex="normal"/>
    </style:style>
    <style:style style:name="T44" style:family="text">
      <style:text-properties fo:font-style="normal" officeooo:rsid="00bf4c8a" style:font-style-asian="normal" style:font-style-complex="normal"/>
    </style:style>
    <style:style style:name="T45" style:family="text">
      <style:text-properties fo:font-style="normal" officeooo:rsid="009ea71c" style:font-style-asian="normal" style:font-style-complex="normal"/>
    </style:style>
    <style:style style:name="T46" style:family="text">
      <style:text-properties fo:font-style="normal" officeooo:rsid="0072252d" style:font-style-asian="normal" style:font-style-complex="normal"/>
    </style:style>
    <style:style style:name="T47" style:family="text">
      <style:text-properties fo:font-style="normal" officeooo:rsid="009c22e5" style:font-style-asian="normal" style:font-style-complex="normal"/>
    </style:style>
    <style:style style:name="T48" style:family="text">
      <style:text-properties fo:font-style="normal" officeooo:rsid="00b4f942" style:font-style-asian="normal" style:font-style-complex="normal"/>
    </style:style>
    <style:style style:name="T49" style:family="text">
      <style:text-properties fo:font-style="normal" officeooo:rsid="00aa5531" style:font-style-asian="normal" style:font-style-complex="normal"/>
    </style:style>
    <style:style style:name="T50" style:family="text">
      <style:text-properties fo:font-style="normal" officeooo:rsid="00a21664" style:font-style-asian="normal" style:font-style-complex="normal"/>
    </style:style>
    <style:style style:name="T51" style:family="text">
      <style:text-properties fo:font-style="normal" officeooo:rsid="00ca00d9" style:font-style-asian="normal" style:font-style-complex="normal"/>
    </style:style>
    <style:style style:name="T52" style:family="text">
      <style:text-properties fo:font-style="normal" officeooo:rsid="00cfd1b5" style:font-style-asian="normal" style:font-style-complex="normal"/>
    </style:style>
    <style:style style:name="T53" style:family="text">
      <style:text-properties fo:font-style="normal" officeooo:rsid="009d8cb1" style:font-style-asian="normal" style:font-style-complex="normal"/>
    </style:style>
    <style:style style:name="T54" style:family="text">
      <style:text-properties fo:font-style="normal" officeooo:rsid="005ef505" style:font-style-asian="normal" style:font-style-complex="normal"/>
    </style:style>
    <style:style style:name="T55" style:family="text">
      <style:text-properties fo:font-style="normal" officeooo:rsid="00b081c9" style:font-style-asian="normal" style:font-style-complex="normal"/>
    </style:style>
    <style:style style:name="T56" style:family="text">
      <style:text-properties fo:font-style="normal" officeooo:rsid="00ac4c09" style:font-style-asian="normal" style:font-style-complex="normal"/>
    </style:style>
    <style:style style:name="T57" style:family="text">
      <style:text-properties fo:font-style="normal" officeooo:rsid="00c0730d" style:font-style-asian="normal" style:font-style-complex="normal"/>
    </style:style>
    <style:style style:name="T58" style:family="text">
      <style:text-properties fo:font-style="normal" officeooo:rsid="00acc4db" style:font-style-asian="normal" style:font-style-complex="normal"/>
    </style:style>
    <style:style style:name="T59" style:family="text">
      <style:text-properties fo:font-style="normal" officeooo:rsid="00ecf884" style:font-style-asian="normal" style:font-style-complex="normal"/>
    </style:style>
    <style:style style:name="T60" style:family="text">
      <style:text-properties fo:font-style="normal" officeooo:rsid="006078ea" style:font-style-asian="normal" style:font-style-complex="normal"/>
    </style:style>
    <style:style style:name="T61" style:family="text">
      <style:text-properties fo:font-style="normal" officeooo:rsid="007356de" style:font-style-asian="normal" style:font-style-complex="normal"/>
    </style:style>
    <style:style style:name="T62" style:family="text">
      <style:text-properties fo:font-style="normal" officeooo:rsid="00c08115" style:font-style-asian="normal" style:font-style-complex="normal"/>
    </style:style>
    <style:style style:name="T63" style:family="text">
      <style:text-properties fo:font-style="normal" officeooo:rsid="0060ecd1" style:font-style-asian="normal" style:font-style-complex="normal"/>
    </style:style>
    <style:style style:name="T64" style:family="text">
      <style:text-properties fo:font-style="normal" officeooo:rsid="00d6cbff" style:font-style-asian="normal" style:font-style-complex="normal"/>
    </style:style>
    <style:style style:name="T65" style:family="text">
      <style:text-properties fo:font-style="normal" officeooo:rsid="0079a625" style:font-style-asian="normal" style:font-style-complex="normal"/>
    </style:style>
    <style:style style:name="T66" style:family="text">
      <style:text-properties fo:font-style="normal" officeooo:rsid="006208fe" style:font-style-asian="normal" style:font-style-complex="normal"/>
    </style:style>
    <style:style style:name="T67" style:family="text">
      <style:text-properties fo:font-style="normal" officeooo:rsid="00b74cc5" style:font-style-asian="normal" style:font-style-complex="normal"/>
    </style:style>
    <style:style style:name="T68" style:family="text">
      <style:text-properties fo:font-style="normal" officeooo:rsid="00e2fdcb" style:font-style-asian="normal" style:font-style-complex="normal"/>
    </style:style>
    <style:style style:name="T69" style:family="text">
      <style:text-properties fo:font-style="normal" officeooo:rsid="00b6e33a" style:font-style-asian="normal" style:font-style-complex="normal"/>
    </style:style>
    <style:style style:name="T70" style:family="text">
      <style:text-properties fo:font-style="normal" officeooo:rsid="00a3f716" style:font-style-asian="normal" style:font-style-complex="normal"/>
    </style:style>
    <style:style style:name="T71" style:family="text">
      <style:text-properties fo:font-style="normal" officeooo:rsid="00d7c9f7"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77ca2a" style:font-style-asian="normal" style:font-weight-asian="normal" style:font-style-complex="normal" style:font-weight-complex="normal"/>
    </style:style>
    <style:style style:name="T74" style:family="text">
      <style:text-properties fo:font-style="normal" fo:font-weight="normal" officeooo:rsid="005dc9e5" style:font-style-asian="normal" style:font-weight-asian="normal" style:font-style-complex="normal" style:font-weight-complex="normal"/>
    </style:style>
    <style:style style:name="T75" style:family="text">
      <style:text-properties fo:font-style="normal" fo:font-weight="normal" officeooo:rsid="005fc970" style:font-style-asian="normal" style:font-weight-asian="normal" style:font-style-complex="normal" style:font-weight-complex="normal"/>
    </style:style>
    <style:style style:name="T76" style:family="text">
      <style:text-properties fo:font-style="normal" fo:font-weight="normal" officeooo:rsid="004e772b" style:font-style-asian="normal" style:font-weight-asian="normal" style:font-style-complex="normal" style:font-weight-complex="normal"/>
    </style:style>
    <style:style style:name="T77" style:family="text">
      <style:text-properties fo:font-style="normal" fo:font-weight="normal" officeooo:rsid="0076c197" style:font-style-asian="normal" style:font-weight-asian="normal" style:font-style-complex="normal" style:font-weight-complex="normal"/>
    </style:style>
    <style:style style:name="T78" style:family="text">
      <style:text-properties fo:font-style="normal" fo:font-weight="normal" officeooo:rsid="005a9d3d" style:font-style-asian="normal" style:font-weight-asian="normal" style:font-style-complex="normal" style:font-weight-complex="normal"/>
    </style:style>
    <style:style style:name="T79" style:family="text">
      <style:text-properties fo:font-style="normal" fo:font-weight="normal" officeooo:rsid="00794a89" style:font-style-asian="normal" style:font-weight-asian="normal" style:font-style-complex="normal" style:font-weight-complex="normal"/>
    </style:style>
    <style:style style:name="T80" style:family="text">
      <style:text-properties fo:font-style="normal" fo:font-weight="normal" officeooo:rsid="007a8f63" style:font-style-asian="normal" style:font-weight-asian="normal" style:font-style-complex="normal" style:font-weight-complex="normal"/>
    </style:style>
    <style:style style:name="T81" style:family="text">
      <style:text-properties fo:font-style="normal" fo:font-weight="normal" officeooo:rsid="00907865" style:font-style-asian="normal" style:font-weight-asian="normal" style:font-style-complex="normal" style:font-weight-complex="normal"/>
    </style:style>
    <style:style style:name="T82" style:family="text">
      <style:text-properties fo:font-style="normal" fo:background-color="#ffff00" loext:char-shading-value="0" style:font-style-asian="normal" style:font-style-complex="normal"/>
    </style:style>
    <style:style style:name="T83" style:family="text">
      <style:text-properties fo:font-style="normal" officeooo:rsid="00a21664" fo:background-color="#ffff00" loext:char-shading-value="0" style:font-style-asian="normal" style:font-style-complex="normal"/>
    </style:style>
    <style:style style:name="T84" style:family="text">
      <style:text-properties fo:font-style="normal" officeooo:rsid="00aa5531" fo:background-color="#ffff00" loext:char-shading-value="0" style:font-style-asian="normal" style:font-style-complex="normal"/>
    </style:style>
    <style:style style:name="T85" style:family="text">
      <style:text-properties fo:font-style="normal" officeooo:rsid="00e2fdcb" fo:background-color="#ffff00" loext:char-shading-value="0" style:font-style-asian="normal" style:font-style-complex="normal"/>
    </style:style>
    <style:style style:name="T86" style:family="text">
      <style:text-properties fo:font-style="normal" officeooo:rsid="00b6e33a" fo:background-color="#ffff00" loext:char-shading-value="0" style:font-style-asian="normal" style:font-style-complex="normal"/>
    </style:style>
    <style:style style:name="T87" style:family="text">
      <style:text-properties fo:font-style="normal" style:text-underline-style="none" officeooo:rsid="00a3f716" style:font-style-asian="normal" style:font-style-complex="normal"/>
    </style:style>
    <style:style style:name="T88" style:family="text">
      <style:text-properties fo:font-style="normal" style:text-underline-style="none" officeooo:rsid="00e2fdcb" style:font-style-asian="normal" style:font-style-complex="normal"/>
    </style:style>
    <style:style style:name="T89" style:family="text">
      <style:text-properties officeooo:rsid="0054ee47"/>
    </style:style>
    <style:style style:name="T90" style:family="text">
      <style:text-properties officeooo:rsid="005d05e2"/>
    </style:style>
    <style:style style:name="T91" style:family="text">
      <style:text-properties officeooo:rsid="005dc9e5"/>
    </style:style>
    <style:style style:name="T92" style:family="text">
      <style:text-properties officeooo:rsid="0066021f"/>
    </style:style>
    <style:style style:name="T93" style:family="text">
      <style:text-properties officeooo:rsid="0069ad77"/>
    </style:style>
    <style:style style:name="T94" style:family="text">
      <style:text-properties fo:background-color="#ffff00" loext:char-shading-value="0"/>
    </style:style>
    <style:style style:name="T95" style:family="text">
      <style:text-properties fo:background-color="transparent" loext:char-shading-value="0"/>
    </style:style>
    <style:style style:name="T96" style:family="text">
      <style:text-properties officeooo:rsid="006dfb1e"/>
    </style:style>
    <style:style style:name="T97" style:family="text">
      <style:text-properties fo:color="#00a933"/>
    </style:style>
    <style:style style:name="T98" style:family="text">
      <style:text-properties fo:color="#00a933" officeooo:rsid="004732ad"/>
    </style:style>
    <style:style style:name="T99" style:family="text">
      <style:text-properties fo:color="#00a933" fo:background-color="#ffff00" loext:char-shading-value="0"/>
    </style:style>
    <style:style style:name="T100" style:family="text">
      <style:text-properties fo:color="#00a933" officeooo:rsid="004732ad" fo:background-color="#ffff00" loext:char-shading-value="0"/>
    </style:style>
    <style:style style:name="T101" style:family="text">
      <style:text-properties fo:color="#00a933" officeooo:rsid="005d05e2"/>
    </style:style>
    <style:style style:name="T102" style:family="text">
      <style:text-properties fo:color="#00a933" fo:font-weight="bold" style:font-weight-asian="bold" style:font-weight-complex="bold"/>
    </style:style>
    <style:style style:name="T103" style:family="text">
      <style:text-properties fo:color="#00a933" fo:font-style="normal" fo:font-weight="normal" style:font-style-asian="normal" style:font-weight-asian="normal" style:font-style-complex="normal" style:font-weight-complex="normal"/>
    </style:style>
    <style:style style:name="T104" style:family="text">
      <style:text-properties fo:color="#00a933" fo:font-style="normal" fo:font-weight="normal" officeooo:rsid="0077ca2a" style:font-style-asian="normal" style:font-weight-asian="normal" style:font-style-complex="normal" style:font-weight-complex="normal"/>
    </style:style>
    <style:style style:name="T105" style:family="text">
      <style:text-properties fo:color="#00a933" fo:font-style="normal" style:font-style-asian="normal" style:font-style-complex="normal"/>
    </style:style>
    <style:style style:name="T106" style:family="text">
      <style:text-properties fo:color="#00a933" fo:font-style="normal" officeooo:rsid="00bf4c8a" style:font-style-asian="normal" style:font-style-complex="normal"/>
    </style:style>
    <style:style style:name="T107" style:family="text">
      <style:text-properties fo:color="#00a933" fo:font-style="normal" officeooo:rsid="00b19334" style:font-style-asian="normal" style:font-style-complex="normal"/>
    </style:style>
    <style:style style:name="T108" style:family="text">
      <style:text-properties fo:color="#00a933" fo:font-style="normal" officeooo:rsid="00d2beb7" style:font-style-asian="normal" style:font-style-complex="normal"/>
    </style:style>
    <style:style style:name="T109" style:family="text">
      <style:text-properties fo:color="#00a933" fo:font-style="normal" officeooo:rsid="00acc4db" style:font-style-asian="normal" style:font-style-complex="normal"/>
    </style:style>
    <style:style style:name="T110" style:family="text">
      <style:text-properties fo:color="#00a933" fo:font-style="normal" officeooo:rsid="00ecf884" style:font-style-asian="normal" style:font-style-complex="normal"/>
    </style:style>
    <style:style style:name="T111" style:family="text">
      <style:text-properties fo:color="#00a933" fo:font-style="normal" officeooo:rsid="00c0730d" style:font-style-asian="normal" style:font-style-complex="normal"/>
    </style:style>
    <style:style style:name="T112" style:family="text">
      <style:text-properties fo:color="#00a933" fo:font-style="normal" officeooo:rsid="00ee3c64" style:font-style-asian="normal" style:font-style-complex="normal"/>
    </style:style>
    <style:style style:name="T113" style:family="text">
      <style:text-properties fo:color="#00a933" fo:font-style="normal" officeooo:rsid="00d0f374" style:font-style-asian="normal" style:font-style-complex="normal"/>
    </style:style>
    <style:style style:name="T114" style:family="text">
      <style:text-properties fo:color="#00a933" fo:font-style="normal" officeooo:rsid="0063bb66" style:font-style-asian="normal" style:font-style-complex="normal"/>
    </style:style>
    <style:style style:name="T115" style:family="text">
      <style:text-properties fo:color="#00a933" fo:font-style="normal" officeooo:rsid="00c9e6c9" style:font-style-asian="normal" style:font-style-complex="normal"/>
    </style:style>
    <style:style style:name="T116" style:family="text">
      <style:text-properties fo:color="#00a933" style:font-name="Arial1" fo:language="pt" fo:country="BR" fo:font-style="normal" officeooo:rsid="00bf4c8a" style:font-style-asian="normal" style:font-style-complex="normal"/>
    </style:style>
    <style:style style:name="T117" style:family="text">
      <style:text-properties fo:color="#00a933" style:font-name="Arial1" fo:language="pt" fo:country="BR" fo:font-style="normal" officeooo:rsid="00d2beb7" style:font-style-asian="normal" style:font-style-complex="normal"/>
    </style:style>
    <style:style style:name="T118" style:family="text">
      <style:text-properties fo:color="#00a933" style:font-name="Arial1" fo:language="pt" fo:country="BR" fo:font-style="normal" officeooo:rsid="00ecf884" style:font-style-asian="normal" style:font-style-complex="normal"/>
    </style:style>
    <style:style style:name="T119" style:family="text">
      <style:text-properties fo:color="#00a933" style:font-name="Arial1" fo:language="pt" fo:country="BR" fo:font-style="normal" officeooo:rsid="00ee3c64" style:font-style-asian="normal" style:font-style-complex="normal"/>
    </style:style>
    <style:style style:name="T120" style:family="text">
      <style:text-properties fo:color="#00a933" style:font-name="Arial1"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21" style:family="text">
      <style:text-properties fo:color="#00a933" style:font-name="Arial1"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22" style:family="text">
      <style:text-properties fo:color="#00a933" style:font-name="Arial1" fo:font-size="12pt" fo:language="pt" fo:country="BR" fo:font-style="normal" fo:font-weight="normal" officeooo:rsid="00d66a78" style:font-size-asian="12pt" style:font-style-asian="normal" style:font-weight-asian="normal" style:font-size-complex="12pt" style:font-style-complex="normal" style:font-weight-complex="normal"/>
    </style:style>
    <style:style style:name="T123" style:family="text">
      <style:text-properties fo:color="#00a933" style:font-name="Arial1" fo:font-size="12pt" fo:language="pt" fo:country="BR" fo:font-style="normal" fo:font-weight="normal" officeooo:rsid="00d6cbff" style:font-size-asian="12pt" style:font-style-asian="normal" style:font-weight-asian="normal" style:font-size-complex="12pt" style:font-style-complex="normal" style:font-weight-complex="normal"/>
    </style:style>
    <style:style style:name="T124" style:family="text">
      <style:text-properties fo:color="#00a933" fo:font-style="italic" officeooo:rsid="00ee3c64" style:font-style-asian="italic" style:font-style-complex="italic"/>
    </style:style>
    <style:style style:name="T125" style:family="text">
      <style:text-properties fo:color="#00a933" fo:font-size="12pt" fo:font-style="normal" fo:font-weight="normal" officeooo:rsid="00d0f374" style:font-size-asian="12pt" style:font-style-asian="normal" style:font-weight-asian="normal" style:font-size-complex="12pt" style:font-style-complex="normal" style:font-weight-complex="normal"/>
    </style:style>
    <style:style style:name="T126" style:family="text">
      <style:text-properties fo:color="#00a933" fo:font-size="12pt" fo:font-style="normal" fo:font-weight="normal" officeooo:rsid="007356de" style:font-size-asian="12pt" style:font-style-asian="normal" style:font-weight-asian="normal" style:font-size-complex="12pt" style:font-style-complex="normal" style:font-weight-complex="normal"/>
    </style:style>
    <style:style style:name="T127" style:family="text">
      <style:text-properties fo:color="#00a933" fo:font-size="12pt" fo:font-style="normal" fo:font-weight="normal" officeooo:rsid="00c9e6c9" style:font-size-asian="12pt" style:font-style-asian="normal" style:font-weight-asian="normal" style:font-size-complex="12pt" style:font-style-complex="normal" style:font-weight-complex="normal"/>
    </style:style>
    <style:style style:name="T128" style:family="text">
      <style:text-properties fo:color="#00a933" fo:font-size="12pt" fo:font-style="normal" fo:font-weight="normal" officeooo:rsid="00767b30" style:font-size-asian="12pt" style:font-style-asian="normal" style:font-weight-asian="normal" style:font-size-complex="12pt" style:font-style-complex="normal" style:font-weight-complex="normal"/>
    </style:style>
    <style:style style:name="T129" style:family="text">
      <style:text-properties fo:color="#00a933" fo:font-size="12pt" fo:font-style="normal" fo:font-weight="normal" officeooo:rsid="00d13344" style:font-size-asian="12pt" style:font-style-asian="normal" style:font-weight-asian="normal" style:font-size-complex="12pt" style:font-style-complex="normal" style:font-weight-complex="normal"/>
    </style:style>
    <style:style style:name="T130" style:family="text">
      <style:text-properties officeooo:rsid="007e96b2"/>
    </style:style>
    <style:style style:name="T131" style:family="text">
      <style:text-properties officeooo:rsid="0081bef8"/>
    </style:style>
    <style:style style:name="T132" style:family="text">
      <style:text-properties officeooo:rsid="00907865"/>
    </style:style>
    <style:style style:name="T133" style:family="text">
      <style:text-properties officeooo:rsid="00912ed5"/>
    </style:style>
    <style:style style:name="T134" style:family="text">
      <style:text-properties style:font-name="Arial1" fo:language="pt" fo:country="BR" fo:font-style="normal" fo:font-weight="normal" style:font-style-asian="normal" style:font-weight-asian="normal" style:font-style-complex="normal" style:font-weight-complex="normal"/>
    </style:style>
    <style:style style:name="T135" style:family="text">
      <style:text-properties style:font-name="Arial1" fo:language="pt" fo:country="BR" fo:font-style="normal" fo:font-weight="normal" officeooo:rsid="00a637c7" style:font-style-asian="normal" style:font-weight-asian="normal" style:font-style-complex="normal" style:font-weight-complex="normal"/>
    </style:style>
    <style:style style:name="T136" style:family="text">
      <style:text-properties style:font-name="Arial1" fo:language="pt" fo:country="BR" fo:font-style="normal" fo:font-weight="normal" officeooo:rsid="00a6673a" style:font-style-asian="normal" style:font-weight-asian="normal" style:font-style-complex="normal" style:font-weight-complex="normal"/>
    </style:style>
    <style:style style:name="T137" style:family="text">
      <style:text-properties style:font-name="Arial1" fo:language="pt" fo:country="BR" fo:font-style="normal" fo:font-weight="normal" officeooo:rsid="007a8f63" style:font-style-asian="normal" style:font-weight-asian="normal" style:font-style-complex="normal" style:font-weight-complex="normal"/>
    </style:style>
    <style:style style:name="T138" style:family="text">
      <style:text-properties style:font-name="Arial1" fo:language="pt" fo:country="BR" fo:font-style="normal" officeooo:rsid="009adcf7" style:font-style-asian="normal" style:font-style-complex="normal"/>
    </style:style>
    <style:style style:name="T139" style:family="text">
      <style:text-properties style:font-name="Arial1" fo:language="pt" fo:country="BR" fo:font-style="normal" officeooo:rsid="009c22e5" style:font-style-asian="normal" style:font-style-complex="normal"/>
    </style:style>
    <style:style style:name="T140" style:family="text">
      <style:text-properties style:font-name="Arial1" fo:language="pt" fo:country="BR" fo:font-style="normal" officeooo:rsid="00b19334" style:font-style-asian="normal" style:font-style-complex="normal"/>
    </style:style>
    <style:style style:name="T141" style:family="text">
      <style:text-properties style:font-name="Arial1" fo:language="pt" fo:country="BR" fo:font-style="normal" officeooo:rsid="00c08115" style:font-style-asian="normal" style:font-style-complex="normal"/>
    </style:style>
    <style:style style:name="T142" style:family="text">
      <style:text-properties style:font-name="Arial1" fo:language="pt" fo:country="BR" fo:font-style="normal" officeooo:rsid="006078ea" style:font-style-asian="normal" style:font-style-complex="normal"/>
    </style:style>
    <style:style style:name="T143" style:family="text">
      <style:text-properties style:font-name="Arial1" fo:language="pt" fo:country="BR" fo:font-style="normal" officeooo:rsid="00d0f374" style:font-style-asian="normal" style:font-style-complex="normal"/>
    </style:style>
    <style:style style:name="T144" style:family="text">
      <style:text-properties style:font-name="Arial1" fo:language="pt" fo:country="BR" fo:font-style="normal" officeooo:rsid="00e2fdcb" style:font-style-asian="normal" style:font-style-complex="normal"/>
    </style:style>
    <style:style style:name="T145" style:family="text">
      <style:text-properties style:font-name="Arial1" fo:language="pt" fo:country="BR" fo:font-style="normal" officeooo:rsid="00e2fdcb" fo:background-color="#ffff00" loext:char-shading-value="0" style:font-style-asian="normal" style:font-style-complex="normal"/>
    </style:style>
    <style:style style:name="T146" style:family="text">
      <style:text-properties style:font-name="Arial1" fo:language="pt" fo:country="BR" officeooo:rsid="00a45c05"/>
    </style:style>
    <style:style style:name="T147" style:family="text">
      <style:text-properties style:font-name="Arial1" fo:language="pt" fo:country="BR" officeooo:rsid="00a637c7"/>
    </style:style>
    <style:style style:name="T148" style:family="text">
      <style:text-properties style:font-name="Arial1" fo:language="pt" fo:country="BR" fo:font-style="italic" officeooo:rsid="00a637c7" style:font-style-asian="italic" style:font-style-complex="italic"/>
    </style:style>
    <style:style style:name="T149" style:family="text">
      <style:text-properties style:font-name="Arial1" fo:language="pt" fo:country="BR" fo:font-style="italic" officeooo:rsid="00551469" style:font-style-asian="italic" style:font-style-complex="italic"/>
    </style:style>
    <style:style style:name="T150" style:family="text">
      <style:text-properties style:font-name="Arial1" fo:language="pt" fo:country="BR" fo:font-style="italic" fo:font-weight="normal" style:font-style-asian="italic" style:font-weight-asian="normal" style:font-style-complex="italic" style:font-weight-complex="normal"/>
    </style:style>
    <style:style style:name="T151" style:family="text">
      <style:text-properties style:font-name="Arial1" fo:language="pt" fo:country="BR" fo:font-style="italic" fo:font-weight="normal" officeooo:rsid="00a637c7" style:font-style-asian="italic" style:font-weight-asian="normal" style:font-style-complex="italic" style:font-weight-complex="normal"/>
    </style:style>
    <style:style style:name="T152" style:family="text">
      <style:text-properties style:font-name="Arial1" fo:language="pt" fo:country="BR" fo:font-style="italic" fo:font-weight="normal" officeooo:rsid="00a6673a" style:font-style-asian="italic" style:font-weight-asian="normal" style:font-style-complex="italic" style:font-weight-complex="normal"/>
    </style:style>
    <style:style style:name="T153" style:family="text">
      <style:text-properties style:font-name="Arial1" fo:language="pt" fo:country="BR" fo:font-style="italic" fo:font-weight="normal" officeooo:rsid="007a8f63" style:font-style-asian="italic" style:font-weight-asian="normal" style:font-style-complex="italic" style:font-weight-complex="normal"/>
    </style:style>
    <style:style style:name="T154" style:family="text">
      <style:text-properties style:font-name="Arial1" fo:language="pt" fo:country="BR" officeooo:rsid="00551469"/>
    </style:style>
    <style:style style:name="T155" style:family="text">
      <style:text-properties style:font-name="Arial1" fo:language="pt" fo:country="BR" officeooo:rsid="00aa5531"/>
    </style:style>
    <style:style style:name="T156" style:family="text">
      <style:text-properties style:font-name="Arial1" fo:language="pt" fo:country="BR" officeooo:rsid="00e59b36"/>
    </style:style>
    <style:style style:name="T157" style:family="text">
      <style:text-properties officeooo:rsid="00a8a2c2"/>
    </style:style>
    <style:style style:name="T158" style:family="text">
      <style:text-properties officeooo:rsid="00af58c5"/>
    </style:style>
    <style:style style:name="T159" style:family="text">
      <style:text-properties style:use-window-font-color="true" style:font-name="Arial" fo:font-size="12pt" fo:font-style="normal" fo:font-weight="normal" officeooo:rsid="005fc970" style:font-size-asian="12pt" style:font-style-asian="normal" style:font-weight-asian="normal" style:font-size-complex="12pt" style:font-style-complex="normal" style:font-weight-complex="normal"/>
    </style:style>
    <style:style style:name="T160"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161" style:family="text">
      <style:text-properties style:use-window-font-color="true" fo:font-size="12pt" fo:font-style="normal" fo:font-weight="normal" officeooo:rsid="00d0f374" style:font-size-asian="12pt" style:font-style-asian="normal" style:font-weight-asian="normal" style:font-size-complex="12pt" style:font-style-complex="normal" style:font-weight-complex="normal"/>
    </style:style>
    <style:style style:name="T162"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163" style:family="text">
      <style:text-properties style:use-window-font-color="true" fo:font-size="12pt" fo:font-style="normal" fo:font-weight="normal" officeooo:rsid="00c560b7" style:font-size-asian="12pt" style:font-style-asian="normal" style:font-weight-asian="normal" style:font-size-complex="12pt" style:font-style-complex="normal" style:font-weight-complex="normal"/>
    </style:style>
    <style:style style:name="T164"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165"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166"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167"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168"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169"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170" style:family="text">
      <style:text-properties style:use-window-font-color="true" fo:font-size="12pt" fo:font-style="normal" fo:font-weight="normal" officeooo:rsid="00c7476c" style:font-size-asian="12pt" style:font-style-asian="normal" style:font-weight-asian="normal" style:font-size-complex="12pt" style:font-style-complex="normal" style:font-weight-complex="normal"/>
    </style:style>
    <style:style style:name="T171"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172" style:family="text">
      <style:text-properties style:use-window-font-color="true" fo:font-size="12pt" fo:font-style="normal" fo:font-weight="normal" officeooo:rsid="00d13344" style:font-size-asian="12pt" style:font-style-asian="normal" style:font-weight-asian="normal" style:font-size-complex="12pt" style:font-style-complex="normal" style:font-weight-complex="normal"/>
    </style:style>
    <style:style style:name="T173" style:family="text">
      <style:text-properties style:use-window-font-color="true" fo:font-size="12pt" fo:font-style="normal" fo:font-weight="normal" officeooo:rsid="00d66a78" style:font-size-asian="12pt" style:font-style-asian="normal" style:font-weight-asian="normal" style:font-size-complex="12pt" style:font-style-complex="normal" style:font-weight-complex="normal"/>
    </style:style>
    <style:style style:name="T174" style:family="text">
      <style:text-properties style:use-window-font-color="true" fo:font-size="12pt" fo:font-style="normal" fo:font-weight="normal" officeooo:rsid="00ee3c64" style:font-size-asian="12pt" style:font-style-asian="normal" style:font-weight-asian="normal" style:font-size-complex="12pt" style:font-style-complex="normal" style:font-weight-complex="normal"/>
    </style:style>
    <style:style style:name="T175" style:family="text">
      <style:text-properties style:use-window-font-color="true" fo:font-size="12pt" fo:font-style="normal" fo:font-weight="normal" officeooo:rsid="00c90be1" style:font-size-asian="12pt" style:font-style-asian="normal" style:font-weight-asian="normal" style:font-size-complex="12pt" style:font-style-complex="normal" style:font-weight-complex="normal"/>
    </style:style>
    <style:style style:name="T176"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177"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178" style:family="text">
      <style:text-properties style:use-window-font-color="true" fo:font-size="12pt" fo:font-style="italic" fo:font-weight="normal" officeooo:rsid="00c560b7" style:font-size-asian="12pt" style:font-style-asian="italic" style:font-weight-asian="normal" style:font-size-complex="12pt" style:font-style-complex="italic" style:font-weight-complex="normal"/>
    </style:style>
    <style:style style:name="T179"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180"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181" style:family="text">
      <style:text-properties style:use-window-font-color="true" fo:font-size="12pt" fo:font-style="italic" fo:font-weight="normal" officeooo:rsid="008d2df5" style:font-size-asian="12pt" style:font-style-asian="italic" style:font-weight-asian="normal" style:font-size-complex="12pt" style:font-style-complex="italic" style:font-weight-complex="normal"/>
    </style:style>
    <style:style style:name="T182"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183" style:family="text">
      <style:text-properties style:use-window-font-color="true" style:font-name="Arial1"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84" style:family="text">
      <style:text-properties style:use-window-font-color="true" style:font-name="Arial1" fo:font-size="12pt" fo:language="pt" fo:country="BR" fo:font-style="normal" fo:font-weight="normal" officeooo:rsid="00d0f374" style:font-size-asian="12pt" style:font-style-asian="normal" style:font-weight-asian="normal" style:font-size-complex="12pt" style:font-style-complex="normal" style:font-weight-complex="normal"/>
    </style:style>
    <style:style style:name="T185" style:family="text">
      <style:text-properties style:use-window-font-color="true" style:font-name="Arial1" fo:font-size="12pt" fo:language="pt" fo:country="BR" fo:font-style="normal" fo:font-weight="normal" officeooo:rsid="00d2b772" style:font-size-asian="12pt" style:font-style-asian="normal" style:font-weight-asian="normal" style:font-size-complex="12pt" style:font-style-complex="normal" style:font-weight-complex="normal"/>
    </style:style>
    <style:style style:name="T186" style:family="text">
      <style:text-properties style:use-window-font-color="true" style:font-name="Arial1"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87" style:family="text">
      <style:text-properties style:use-window-font-color="true" style:font-name="Arial1" fo:language="pt" fo:country="BR" fo:font-style="normal" fo:font-weight="normal" officeooo:rsid="00c813b5" style:font-style-asian="normal" style:font-weight-asian="normal" style:font-style-complex="normal" style:font-weight-complex="normal"/>
    </style:style>
    <style:style style:name="T188" style:family="text">
      <style:text-properties style:use-window-font-color="true" style:font-name="Arial1" fo:language="pt" fo:country="BR" fo:font-style="normal" fo:font-weight="normal" officeooo:rsid="00d51c74" style:font-style-asian="normal" style:font-weight-asian="normal" style:font-style-complex="normal" style:font-weight-complex="normal"/>
    </style:style>
    <style:style style:name="T189" style:family="text">
      <style:text-properties style:use-window-font-color="true" fo:font-style="normal" officeooo:rsid="00b74cc5" style:font-style-asian="normal" style:font-style-complex="normal"/>
    </style:style>
    <style:style style:name="T190" style:family="text">
      <style:text-properties style:use-window-font-color="true" fo:font-style="normal" officeooo:rsid="0063bb66" style:font-style-asian="normal" style:font-style-complex="normal"/>
    </style:style>
    <style:style style:name="T191" style:family="text">
      <style:text-properties style:use-window-font-color="true" fo:font-style="normal" officeooo:rsid="00a3f716" style:font-style-asian="normal" style:font-style-complex="normal"/>
    </style:style>
    <style:style style:name="T192" style:family="text">
      <style:text-properties style:use-window-font-color="true" fo:font-style="normal" officeooo:rsid="00e2fdcb" style:font-style-asian="normal" style:font-style-complex="normal"/>
    </style:style>
    <style:style style:name="T193" style:family="text">
      <style:text-properties style:use-window-font-color="true" fo:font-style="normal" fo:font-weight="normal" officeooo:rsid="005fc970" style:font-style-asian="normal" style:font-weight-asian="normal" style:font-style-complex="normal" style:font-weight-complex="normal"/>
    </style:style>
    <style:style style:name="T194" style:family="text">
      <style:text-properties officeooo:rsid="005fc970"/>
    </style:style>
    <style:style style:name="T195" style:family="text">
      <style:text-properties officeooo:rsid="005a9d3d"/>
    </style:style>
    <style:style style:name="T196" style:family="text">
      <style:text-properties officeooo:rsid="00551469"/>
    </style:style>
    <style:style style:name="T197" style:family="text">
      <style:text-properties officeooo:rsid="0055547a"/>
    </style:style>
    <style:style style:name="T198" style:family="text">
      <style:text-properties officeooo:rsid="00566d49"/>
    </style:style>
    <style:style style:name="T199" style:family="text">
      <style:text-properties officeooo:rsid="00548c22"/>
    </style:style>
    <style:style style:name="T200" style:family="text">
      <style:text-properties fo:text-transform="uppercase" style:font-name="Arial1" fo:font-size="12pt" fo:language="pt" fo:country="BR" fo:font-weight="bold" officeooo:rsid="00551469" style:font-name-asian="Microsoft YaHei" style:font-size-asian="18.2000007629395pt" style:font-weight-asian="bold" style:font-name-complex="Lucida Sans" style:font-size-complex="18.2000007629395pt" style:font-weight-complex="bold"/>
    </style:style>
    <style:style style:name="T201" style:family="text">
      <style:text-properties fo:text-transform="uppercase" style:font-name="Arial1" fo:font-size="12pt" fo:language="pt" fo:country="BR" fo:font-weight="bold" officeooo:rsid="0055547a" style:font-name-asian="Microsoft YaHei" style:font-size-asian="18.2000007629395pt" style:font-weight-asian="bold" style:font-name-complex="Lucida Sans" style:font-size-complex="18.2000007629395pt" style:font-weight-complex="bold"/>
    </style:style>
    <style:style style:name="T202" style:family="text">
      <style:text-properties officeooo:rsid="0063bb66"/>
    </style:style>
    <style:style style:name="T203" style:family="text">
      <style:text-properties officeooo:rsid="0064f3d1"/>
    </style:style>
    <style:style style:name="T204" style:family="text">
      <style:text-properties officeooo:rsid="00d8d87a"/>
    </style:style>
    <style:style style:name="T205" style:family="text">
      <style:text-properties officeooo:rsid="00b896ab"/>
    </style:style>
    <style:style style:name="T206" style:family="text">
      <style:text-properties officeooo:rsid="007aaa1f"/>
    </style:style>
    <style:style style:name="T207" style:family="text">
      <style:text-properties officeooo:rsid="005d4191"/>
    </style:style>
    <style:style style:name="T208" style:family="text">
      <style:text-properties officeooo:rsid="0072252d"/>
    </style:style>
    <style:style style:name="T209" style:family="text">
      <style:text-properties fo:color="#ff0000" officeooo:rsid="005d4191"/>
    </style:style>
    <style:style style:name="T210" style:family="text">
      <style:text-properties fo:color="#ff0000" fo:font-style="normal" officeooo:rsid="0072252d" style:font-style-asian="normal" style:font-style-complex="normal"/>
    </style:style>
    <style:style style:name="T211" style:family="text">
      <style:text-properties fo:color="#ff0000" fo:font-style="normal" officeooo:rsid="00a21664" style:font-style-asian="normal" style:font-style-complex="normal"/>
    </style:style>
    <style:style style:name="T212" style:family="text">
      <style:text-properties fo:color="#ff0000" fo:font-style="normal" officeooo:rsid="00aa5531" style:font-style-asian="normal" style:font-style-complex="normal"/>
    </style:style>
    <style:style style:name="T213" style:family="text">
      <style:text-properties fo:color="#ff0000" fo:font-style="normal" officeooo:rsid="00bf4c8a" style:font-style-asian="normal" style:font-style-complex="normal"/>
    </style:style>
    <style:style style:name="T214" style:family="text">
      <style:text-properties fo:color="#ff0000" fo:font-style="normal" officeooo:rsid="00d2beb7" style:font-style-asian="normal" style:font-style-complex="normal"/>
    </style:style>
    <style:style style:name="T215" style:family="text">
      <style:text-properties fo:color="#ff0000" fo:font-style="normal" officeooo:rsid="009ea71c" style:font-style-asian="normal" style:font-style-complex="normal"/>
    </style:style>
    <style:style style:name="T216" style:family="text">
      <style:text-properties fo:color="#ff0000" fo:font-style="normal" officeooo:rsid="00a0d5cf" style:font-style-asian="normal" style:font-style-complex="normal"/>
    </style:style>
    <style:style style:name="T217" style:family="text">
      <style:text-properties fo:color="#ff0000" fo:font-style="normal" officeooo:rsid="00cfd1b5" style:font-style-asian="normal" style:font-style-complex="normal"/>
    </style:style>
    <style:style style:name="T218" style:family="text">
      <style:text-properties fo:color="#ff0000" fo:font-style="normal" officeooo:rsid="00ac4c09" style:font-style-asian="normal" style:font-style-complex="normal"/>
    </style:style>
    <style:style style:name="T219" style:family="text">
      <style:text-properties fo:color="#ff0000" fo:font-style="normal" officeooo:rsid="00c0730d" style:font-style-asian="normal" style:font-style-complex="normal"/>
    </style:style>
    <style:style style:name="T220" style:family="text">
      <style:text-properties fo:color="#ff0000" fo:font-style="normal" officeooo:rsid="00c08115" style:font-style-asian="normal" style:font-style-complex="normal"/>
    </style:style>
    <style:style style:name="T221" style:family="text">
      <style:text-properties fo:color="#ff0000" fo:font-style="normal" officeooo:rsid="00d6cbff" style:font-style-asian="normal" style:font-style-complex="normal"/>
    </style:style>
    <style:style style:name="T222" style:family="text">
      <style:text-properties fo:color="#ff0000" fo:font-style="normal" officeooo:rsid="0063bb66" style:font-style-asian="normal" style:font-style-complex="normal"/>
    </style:style>
    <style:style style:name="T223" style:family="text">
      <style:text-properties fo:color="#ff0000" fo:font-style="normal" officeooo:rsid="0060ecd1" style:font-style-asian="normal" style:font-style-complex="normal"/>
    </style:style>
    <style:style style:name="T224" style:family="text">
      <style:text-properties fo:color="#ff0000" fo:font-style="normal" officeooo:rsid="007aaa1f" style:font-style-asian="normal" style:font-style-complex="normal"/>
    </style:style>
    <style:style style:name="T225" style:family="text">
      <style:text-properties fo:color="#ff0000" fo:font-style="italic" officeooo:rsid="00a0d5cf" style:font-style-asian="italic" style:font-style-complex="italic"/>
    </style:style>
    <style:style style:name="T226" style:family="text">
      <style:text-properties fo:color="#ff0000" style:font-name="Arial1" fo:language="pt" fo:country="BR" fo:font-style="normal" officeooo:rsid="00d0f374" style:font-style-asian="normal" style:font-style-complex="normal"/>
    </style:style>
    <style:style style:name="T227" style:family="text">
      <style:text-properties fo:color="#ff0000" fo:font-size="12pt" fo:font-style="italic" fo:font-weight="normal" officeooo:rsid="006566e7" style:font-size-asian="12pt" style:font-style-asian="italic" style:font-weight-asian="normal" style:font-size-complex="12pt" style:font-style-complex="italic" style:font-weight-complex="normal"/>
    </style:style>
    <style:style style:name="T228" style:family="text">
      <style:text-properties fo:color="#ff0000" fo:font-size="12pt" fo:font-style="italic" fo:font-weight="normal" officeooo:rsid="00971c31" style:font-size-asian="12pt" style:font-style-asian="italic" style:font-weight-asian="normal" style:font-size-complex="12pt" style:font-style-complex="italic" style:font-weight-complex="normal"/>
    </style:style>
    <style:style style:name="T229" style:family="text">
      <style:text-properties fo:color="#ff0000" fo:font-size="12pt" fo:font-style="italic" fo:font-weight="normal" officeooo:rsid="0097ea99" style:font-size-asian="12pt" style:font-style-asian="italic" style:font-weight-asian="normal" style:font-size-complex="12pt" style:font-style-complex="italic" style:font-weight-complex="normal"/>
    </style:style>
    <style:style style:name="T230" style:family="text">
      <style:text-properties fo:color="#ff0000" fo:font-size="12pt" fo:font-style="italic" fo:font-weight="normal" officeooo:rsid="00c7476c" style:font-size-asian="12pt" style:font-style-asian="italic" style:font-weight-asian="normal" style:font-size-complex="12pt" style:font-style-complex="italic" style:font-weight-complex="normal"/>
    </style:style>
    <style:style style:name="T231" style:family="text">
      <style:text-properties fo:color="#ff0000" fo:font-size="12pt" fo:font-style="italic" fo:font-weight="normal" officeooo:rsid="00d2b772" style:font-size-asian="12pt" style:font-style-asian="italic" style:font-weight-asian="normal" style:font-size-complex="12pt" style:font-style-complex="italic" style:font-weight-complex="normal"/>
    </style:style>
    <style:style style:name="T232" style:family="text">
      <style:text-properties fo:color="#ff0000" fo:font-size="12pt" fo:font-style="normal" fo:font-weight="normal" officeooo:rsid="00971c31" style:font-size-asian="12pt" style:font-style-asian="normal" style:font-weight-asian="normal" style:font-size-complex="12pt" style:font-style-complex="normal" style:font-weight-complex="normal"/>
    </style:style>
    <style:style style:name="T233" style:family="text">
      <style:text-properties fo:color="#ff0000" fo:font-size="12pt" fo:font-style="normal" fo:font-weight="normal" officeooo:rsid="00d13344" style:font-size-asian="12pt" style:font-style-asian="normal" style:font-weight-asian="normal" style:font-size-complex="12pt" style:font-style-complex="normal" style:font-weight-complex="normal"/>
    </style:style>
    <style:style style:name="T234" style:family="text">
      <style:text-properties fo:color="#ff0000" fo:font-size="12pt" fo:font-style="normal" fo:font-weight="normal" officeooo:rsid="00d2b772" style:font-size-asian="12pt" style:font-style-asian="normal" style:font-weight-asian="normal" style:font-size-complex="12pt" style:font-style-complex="normal" style:font-weight-complex="normal"/>
    </style:style>
    <style:style style:name="T235" style:family="text">
      <style:text-properties fo:color="#ff0000" fo:font-size="12pt" fo:font-style="normal" fo:font-weight="normal" officeooo:rsid="0097ea99" style:font-size-asian="12pt" style:font-style-asian="normal" style:font-weight-asian="normal" style:font-size-complex="12pt" style:font-style-complex="normal" style:font-weight-complex="normal"/>
    </style:style>
    <style:style style:name="T236" style:family="text">
      <style:text-properties fo:color="#ff0000" fo:font-size="12pt" fo:font-style="normal" fo:font-weight="normal" officeooo:rsid="00c7476c" style:font-size-asian="12pt" style:font-style-asian="normal" style:font-weight-asian="normal" style:font-size-complex="12pt" style:font-style-complex="normal" style:font-weight-complex="normal"/>
    </style:style>
    <style:style style:name="T237" style:family="text">
      <style:text-properties officeooo:rsid="00a00f85"/>
    </style:style>
    <style:style style:name="T238" style:family="text">
      <style:text-properties officeooo:rsid="00a0d5cf"/>
    </style:style>
    <style:style style:name="T239" style:family="text">
      <style:text-properties fo:color="#c9211e"/>
    </style:style>
    <style:style style:name="T240" style:family="text">
      <style:text-properties fo:color="#c9211e" fo:font-size="12pt" fo:font-style="normal" fo:font-weight="normal" officeooo:rsid="00d13344" style:font-size-asian="12pt" style:font-style-asian="normal" style:font-weight-asian="normal" style:font-size-complex="12pt" style:font-style-complex="normal" style:font-weight-complex="normal"/>
    </style:style>
    <style:style style:name="T241" style:family="text">
      <style:text-properties fo:color="#c9211e" fo:font-size="12pt" fo:font-style="italic" fo:font-weight="normal" officeooo:rsid="00d13344" style:font-size-asian="12pt" style:font-style-asian="italic" style:font-weight-asian="normal" style:font-size-complex="12pt" style:font-style-complex="italic" style:font-weight-complex="normal"/>
    </style:style>
    <style:style style:name="T242" style:family="text">
      <style:text-properties fo:color="#c9211e" style:font-name="Arial1" fo:language="pt" fo:country="BR" fo:font-style="normal" fo:font-weight="normal" officeooo:rsid="00c813b5" style:font-style-asian="normal" style:font-weight-asian="normal" style:font-style-complex="normal" style:font-weight-complex="normal"/>
    </style:style>
    <style:style style:name="T243" style:family="text">
      <style:text-properties officeooo:rsid="00c832b9"/>
    </style:style>
    <style:style style:name="T244" style:family="text">
      <style:text-properties officeooo:rsid="00ccae5a"/>
    </style:style>
    <style:style style:name="T245" style:family="text">
      <style:text-properties officeooo:rsid="00cd5fc0"/>
    </style:style>
    <style:style style:name="T246" style:family="text">
      <style:text-properties officeooo:rsid="00cdfa3f"/>
    </style:style>
    <style:style style:name="T247" style:family="text">
      <style:text-properties officeooo:rsid="00d45631"/>
    </style:style>
    <style:style style:name="T248" style:family="text">
      <style:text-properties officeooo:rsid="00d7c9f7"/>
    </style:style>
    <style:style style:name="T249" style:family="text">
      <style:text-properties officeooo:rsid="00d8b7f9"/>
    </style:style>
    <style:style style:name="T250" style:family="text">
      <style:text-properties officeooo:rsid="000d01f1"/>
    </style:style>
    <style:style style:name="T251" style:family="text">
      <style:text-properties officeooo:rsid="00dc3f13"/>
    </style:style>
    <style:style style:name="T252" style:family="text">
      <style:text-properties officeooo:rsid="00ddb8f8"/>
    </style:style>
    <style:style style:name="T253" style:family="text">
      <style:text-properties officeooo:rsid="00822033"/>
    </style:style>
    <style:style style:name="T254" style:family="text">
      <style:text-properties officeooo:rsid="00dfcc0f"/>
    </style:style>
    <style:style style:name="T255" style:family="text">
      <style:text-properties officeooo:rsid="00e0763e"/>
    </style:style>
    <style:style style:name="T256" style:family="text">
      <style:text-properties officeooo:rsid="00e59b36"/>
    </style:style>
    <style:style style:name="T257" style:family="text">
      <style:text-properties officeooo:rsid="009fc01f"/>
    </style:style>
    <style:style style:name="T258" style:family="text">
      <style:text-properties officeooo:rsid="00e74cc3"/>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5107153" text:style-name="Outline">
        <text:list-item>
          <text:h text:style-name="P114" text:outline-level="1"><text:span text:style-name="T131">R</text:span>EFERÊNCIAS</text:h>
          <text:list>
            <text:list-item>
              <text:h text:style-name="P119" text:outline-level="2">Livros:</text:h>
            </text:list-item>
          </text:list>
        </text:list-item>
      </text:list>
      <text:p text:style-name="P96">BÍBLIA. Português. <text:span text:style-name="T2">Bíblia Sagrada NAA</text:span>. Tradução Nova Almeida Atualizada por João Ferreira de Almeida. Barueri, SP: Sociedade Bíblica do Brasil, 2018.</text:p>
      <text:p text:style-name="P66">SCHAEFFER, Francis. <text:span text:style-name="T2">A arte e a bíblia</text:span>;<text:span text:style-name="T2"> </text:span>tradução Fernando Guarany Jr. – Viçosa, MG: Ultimato, 2010.</text:p>
      <text:p text:style-name="P67"><text:span text:style-name="T130">D. </text:span><text:span text:style-name="T253">PATE, Larry. </text:span><text:span text:style-name="T6">Missiologia: a missão transcultural da igreja</text:span><text:span text:style-name="T253">. São Paulo: Editora Vida, </text:span><text:span text:style-name="T252">2002.</text:span></text:p>
      <text:p text:style-name="P69"><text:span text:style-name="T8">STOTT, John. </text:span>A missão cristã no mundo mo<text:span text:style-name="T251">der</text:span>no;<text:span text:style-name="T8"> </text:span><text:span text:style-name="T12">traduzido por Meire Portes Santos</text:span><text:span text:style-name="T9">. </text:span><text:span text:style-name="T8">Viçosa, MG: Ultimato, 2010.</text:span></text:p>
      <text:p text:style-name="P135"><text:span text:style-name="T9">PEARCEY, Nancy. </text:span><text:span text:style-name="T4">Verdade Absoluta</text:span><text:span text:style-name="T9">. Rio de Janeiro, RJ: Editora CPAD, 2006.</text:span></text:p>
      <text:p text:style-name="P134">TURNER, Steve. <text:span text:style-name="T2">Engolidos pela cultura pop: arte, mídia e consumo: uma abordagem cristã</text:span>. 1ª Edição. Viçosa, MG: Editora Ultimato, 2014.</text:p>
      <text:p text:style-name="P71">SANTOS, Lediel. <text:span text:style-name="T2">Família na Era Digital – Os Riscos do Uso Indevido das Tecnologias de Comunicação Para a Família</text:span>. Blumenau, SC: Editora Kaleo, 2020</text:p>
      <text:list xml:id="list175119086720024" text:continue-numbering="true" text:style-name="Outline">
        <text:list-item>
          <text:list>
            <text:list-item>
              <text:h text:style-name="P119" text:outline-level="2">Jogos</text:h>
            </text:list-item>
          </text:list>
        </text:list-item>
      </text:list>
      <text:p text:style-name="P130"/>
      <text:list xml:id="list175118846039396" text:continue-numbering="true" text:style-name="Outline">
        <text:list-item>
          <text:list>
            <text:list-item>
              <text:h text:style-name="P119" text:outline-level="2">sites</text:h>
            </text:list-item>
          </text:list>
        </text:list-item>
      </text:list>
      <text:p text:style-name="P47"><text:a xlink:type="simple" xlink:href="https://crappygames.miraheze.org/wiki/Bible_Adventures" text:style-name="Internet_20_link" text:visited-style-name="Visited_20_Internet_20_Link"><text:span text:style-name="T133">https://crappygames.miraheze.org/wiki/Bible_Adventures</text:span></text:a><text:span text:style-name="T133">. </text:span><text:span text:style-name="T258">Acesso em 11 de Dezembro de 2021</text:span></text:p>
      <text:p text:style-name="P48"><text:a xlink:type="simple" xlink:href="https://create.unity3d.com/2021-game-report" text:style-name="Internet_20_link" text:visited-style-name="Visited_20_Internet_20_Link">https://create.unity3d.com/2021-game-report</text:a></text:p>
      <text:p text:style-name="P31"><text:a xlink:type="simple" xlink:href="https://twitchadvertising.tv/audience/" text:style-name="Internet_20_link" text:visited-style-name="Visited_20_Internet_20_Link"><text:span text:style-name="T10">https://twitchadvertising.tv/audience/</text:span></text:a></text:p>
      <text:p text:style-name="P31"><text:a xlink:type="simple" xlink:href="https://www.ultimato.com.br/conteudo/games-uma-perspectiva-crista" text:style-name="Internet_20_link" text:visited-style-name="Visited_20_Internet_20_Link"><text:span text:style-name="T10">https://www.ultimato.com.br/conteudo/games-uma-perspectiva-crista</text:span></text:a></text:p>
      <text:p text:style-name="P31"><text:a xlink:type="simple" xlink:href="https://overbo.news/igreja-britanica-volta-a-utilizar-games-durante-o-culto/amp/" text:style-name="Internet_20_link" text:visited-style-name="Visited_20_Internet_20_Link"><text:span text:style-name="T10">https://overbo.news/igreja-britanica-volta-a-utilizar-games-durante-o-culto/amp/</text:span></text:a></text:p>
      <text:p text:style-name="P31"><text:a xlink:type="simple" xlink:href="https://thankmas.tiltify.com/" text:style-name="Internet_20_link" text:visited-style-name="Visited_20_Internet_20_Link"><text:span text:style-name="T10">https://thankmas.tiltify.com/</text:span></text:a></text:p>
      <text:list xml:id="list175117598012947" text:continue-numbering="true" text:style-name="Outline">
        <text:list-item>
          <text:list>
            <text:list-item>
              <text:h text:style-name="P119" text:outline-level="2"><text:soft-page-break/>Vídeos</text:h>
            </text:list-item>
          </text:list>
        </text:list-item>
      </text:list>
      <text:p text:style-name="P124"><text:span text:style-name="T255">Entrevista SheepMaster: </text:span><text:a xlink:type="simple" xlink:href="https://www.youtube.com/watch?v=L3495-kjDCk" text:style-name="Internet_20_link" text:visited-style-name="Visited_20_Internet_20_Link">https://www.youtube.com/watch?v=L3495-kjDCk</text:a></text:p>
      <text:p text:style-name="P125"/>
      <text:p text:style-name="P126">Cadê os gamers cristãos? <text:a xlink:type="simple" xlink:href="https://www.youtube.com/watch?v=JHpTpscPlIg" text:style-name="Internet_20_link" text:visited-style-name="Visited_20_Internet_20_Link"><text:span text:style-name="T250">https://www.youtube.com/watch?v=JHpTpscPlIg</text:span></text:a></text:p>
      <text:p text:style-name="P125"/>
      <text:p text:style-name="P126">Jogo Cristão: <text:a xlink:type="simple" xlink:href="https://www.youtube.com/watch?v=48Ez-bE1cms" text:style-name="Internet_20_link" text:visited-style-name="Visited_20_Internet_20_Link"><text:span text:style-name="T250">https://www.youtube.com/watch?v=48Ez-bE1cms</text:span></text:a></text:p>
      <text:p text:style-name="P31"><text:a xlink:type="simple" xlink:href="https://overbo.news/igreja-britanica-volta-a-utilizar-games-durante-o-culto/amp/" text:style-name="Internet_20_link" text:visited-style-name="Visited_20_Internet_20_Link"><text:span text:style-name="T10">https://overbo.news/igreja-britanica-volta-a-utilizar-games-durante-o-culto/amp/</text:span></text:a></text:p>
      <text:p text:style-name="P31"><text:span text:style-name="T10">Como manter jogadores interessados (sem ser maldoso): </text:span><text:a xlink:type="simple" xlink:href="https://www.youtube.com/watch?v=hbzGO_Qonu0" text:style-name="Internet_20_link" text:visited-style-name="Visited_20_Internet_20_Link"><text:span text:style-name="T10">https://www.youtube.com/watch?v=hbzGO_Qonu0</text:span></text:a></text:p>
      <text:p text:style-name="P133"><text:span text:style-name="T10">Jogos e religião: </text:span><text:a xlink:type="simple" xlink:href="https://www.youtube.com/watch?v=dBVb2WECSLw" text:style-name="Internet_20_link" text:visited-style-name="Visited_20_Internet_20_Link"><text:span text:style-name="T13">https://www.youtube.com/watch?v=dBVb2WECSLw</text:span></text:a></text:p>
      <text:list xml:id="list175118452771204" text:continue-numbering="true" text:style-name="Outline">
        <text:list-item>
          <text:list>
            <text:list-item>
              <text:h text:style-name="P120" text:outline-level="2">Artigos</text:h>
            </text:list-item>
          </text:list>
        </text:list-item>
      </text:list>
      <text:p text:style-name="P32"><text:a xlink:type="simple" xlink:href="http://www.sbgames.org/sbgames2016/downloads/anais/157024.pdf" text:style-name="Internet_20_link" text:visited-style-name="Visited_20_Internet_20_Link"><text:span text:style-name="T8">http://www.sbgames.org/sbgames2016/downloads/anais/157024.pdf</text:span></text:a></text:p>
      <text:p text:style-name="P129"><text:a xlink:type="simple" xlink:href="http://re.granbery.edu.br/artigos/MTM4.pdf" text:style-name="Internet_20_link" text:visited-style-name="Visited_20_Internet_20_Link">http://re.granbery.edu.br/artigos/MTM4.pdf</text:a></text:p>
      <text:p text:style-name="P132"><text:a xlink:type="simple" xlink:href="https://overbo.news/igreja-britanica-volta-a-utilizar-games-durante-o-culto/amp/" text:style-name="Internet_20_link" text:visited-style-name="Visited_20_Internet_20_Link"><text:span text:style-name="T10">https://overbo.news/igreja-britanica-volta-a-utilizar-games-durante-o-culto/amp/</text:span></text:a></text:p>
      <text:p text:style-name="P28"><text:a xlink:type="simple" xlink:href="http://periodicos.uea.edu.br/index.php/extensaoemrevista/article/download/1377/873/" text:style-name="Internet_20_link" text:visited-style-name="Visited_20_Internet_20_Link"><text:span text:style-name="T132">http://periodicos.uea.edu.br/index.php/extensaoemrevista/article/download/1377/873/</text:span></text:a></text:p>
      <text:list xml:id="list175119191746489" text:continue-numbering="true" text:style-name="Outline">
        <text:list-item>
          <text:list>
            <text:list-item>
              <text:h text:style-name="P120" text:outline-level="2">Conteúdo complementar</text:h>
            </text:list-item>
          </text:list>
        </text:list-item>
      </text:list>
      <text:p text:style-name="P95"><text:span text:style-name="T81">C</text:span><text:span text:style-name="T72">rescimento do consumo de jogos com isolamento<text:line-break/></text:span></text:p>
      <text:p text:style-name="P94"/>
      <text:list xml:id="list175119053557332" text:continue-numbering="true" text:style-name="Outline">
        <text:list-item>
          <text:h text:style-name="P115" text:outline-level="1">Assim como o pai me enviou, eu também vos envio</text:h>
        </text:list-item>
      </text:list>
      <text:p text:style-name="P84">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 text:style-name="T90"> <text:s text:c="144"/></text:span></text:p>
      <text:p text:style-name="P93"><text:span text:style-name="T159"><text:tab/>[…] há outro aspecto da missão do Filho que deve ser comparado com a</text:span><text:span text:style-name="T193">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text:span><text:soft-page-break/><text:span text:style-name="T193">Lausanne declara: “Nós afirmamos que Cristo envia o seu povo redimido ao mundo como o Pai o enviou e isto conclama para um envolvimento profundo e dispendioso no mundo”</text:span></text:p>
      <text:list xml:id="list175118128495105" text:continue-numbering="true" text:style-name="Outline">
        <text:list-item>
          <text:h text:style-name="P102" text:outline-level="1">A missão de Deus</text:h>
        </text:list-item>
      </text:list>
      <text:p text:style-name="P58"/>
      <text:list xml:id="list175118834739637" text:continue-numbering="true" text:style-name="Outline">
        <text:list-item>
          <text:h text:style-name="P103" text:outline-level="1">Evangelismo</text:h>
        </text:list-item>
      </text:list>
      <text:p text:style-name="P100">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text:p>
      <text:p text:style-name="P78"><text:tab/><text:span text:style-name="T74">O evangelismo não pode ser definido em termos de </text:span><text:span text:style-name="T17">métodos</text:span><text:span text:style-name="T74">.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78"><text:span text:style-name="T74"><text:tab/></text:span><text:span text:style-name="T75">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8">fiel e contemporânea</text:span><text:span text:style-name="T75">. Uma combinação entre </text:span><text:span text:style-name="T18">verdade e relevância</text:span><text:span text:style-name="T75">.</text:span></text:p>
      <text:p text:style-name="P78"><text:soft-page-break/><text:span text:style-name="T75"><text:tab/></text:span><text:span text:style-name="T76">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span></text:p>
      <text:p text:style-name="P84"><text:tab/>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p>
      <text:p text:style-name="P21"><text:tab/>Mas em solo gentio era diferente. <text:span text:style-name="T92">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9"><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text:soft-page-break/>diferente dessa Cruz e ressurreição aos gentios em Colossenses 2:15, e 1 Timóteo 3:16. Aqui não é tanto o pecado o que oprime (fora do contexto cultural monoteísta era praticamente inexistente a consciência de pecado), mas a servidão. Servidão às várias potestades demoníacas que mantêm o homem sob o seu controle, sobretudo o Destino (heimarmene) e a Necessidade (ananche).</text:p>
      <text:p text:style-name="P10"><text:span text:style-name="T194"><text:tab/></text:span><text:span text:style-name="T93">Falando claramente, nada havia de inflexível nesses cristãos do período neotestamentário. Nem tampouco houve no século seguinte, ou dois séculos depois, <text:s/>enquanto o Evangelho ia sendo divulgado. Encontramos filósofos como Justino e Taciano envergando sua toga filosógica ao argumentarem em favor da filosofia cristã contra seus ouvintes. Surpreendemo-los explorando não só o velho Testamento, mas também os mitos de Homero e Hesíodo, a fim de neles colher alguma verdade que ajudasse a entender melhor a pessoa e a obra de Jesus. Estavam convencidos de que toda verdade é verdade de Deus. Por isso rejubilaram-se ao descobrirem que alguns poetas e filósofos pagãos antigos haviam dito coisas verdadeiras que o Evangelho de Cristo endossava.</text:span></text:p>
      <text:p text:style-name="P10"><text:tab/><text:span text:style-name="T93">Sem dúvida, somos chamados àquelas ousada flexibilidade dos cristãos primitivos, deixando que o mundo fixe a agenda e respondendo-a imaginativamente, à luz do testemunho cristão neotestamentário. Se tomarmos a variedade do próprio Novo Testamento como nosso modelo, nunca seremos monocrômicos ou monótonos. Se submetermos nossa mensagem retraduzida ao juízo do Novo Testamento, não cairemos no erro de desgastar o Evangelho no curso da tradução. Essa é uma operação delicada e perigosa, mas todo evangelista precisa empreedê-la se quer ser fiel tanto a Cristo como à sua própria geração.</text:span></text:p>
      <text:p text:style-name="P84"/>
      <text:list xml:id="list175117673534161" text:continue-numbering="true" text:style-name="Outline">
        <text:list-item>
          <text:h text:style-name="P104" text:outline-level="1">O mundo dos jogos</text:h>
        </text:list-item>
      </text:list>
      <text:p text:style-name="P84"><text:tab/><text:span text:style-name="T77">Outros dizem que, geralmente, os jogos falam de superioridade, resolução de problemas e vitórias, enquanto a vida cristã tem a ver com o arrependimento, obediência e vida sacrificial. Se a vida de Paulo fosse um jogo, ele não p</text:span><text:span text:style-name="T73">areceria um vencedor – nem Pedro ou João Batista. Em algum sentido, a vida tem a ver com </text:span><text:soft-page-break/><text:span text:style-name="T73">superioridade – sobre as tentações e o “pecado que nos envolve” (Hb 12:1), 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84"><text:span text:style-name="T73"><text:tab/></text:span><text:span text:style-name="T78">(Consumir com discernimento)</text:span><text:span text:style-name="T79">C. </text:span><text:span text:style-name="T80">S. Lewis é outro exemplo de escritor muito conhecido por seu criticismo literário, tendo falado de um ponto de vista cristão, mas nem sempre para um público cristão. 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50"><text:tab/><text:span text:style-name="T195">(Jogos e religião – Extra Credits)</text:span>Videogames não exploram o conceito de fé de maneira alguma. Nunca vemos o mago sem seus poderes mágicos, o mago que não tem nenhuma prova concreta do Deus dele, tentando reconciliar a sua fé com 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50">Ora, tivemos vários medidores de moralidade nos jogos. Se vamos usar esses sistemas binários, será que não seria um pouco mais interessante se utilizássemos algo como: Fé e Ceticismo, ao invés de utilizar um simplesmedidor do bem e do mal.</text:p>
      <text:p text:style-name="P84"><text:span text:style-name="T146">Por que nunca ninguém parece interessado em tocar no conceito de fé nos jogos? Como esse pode ser </text:span><text:span text:style-name="T147">um tabu maior do que as extremidades de violência ou a noção </text:span><text:soft-page-break/><text:span text:style-name="T147">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148">crença</text:span><text:span text:style-name="T135">. Todo sistema lógico, por necessidade, </text:span><text:span text:style-name="T151">tem</text:span><text:span text:style-name="T135"> que começar com um grupo de </text:span><text:span text:style-name="T151">postulados (axiomas) que são aceitos em fé</text:span><text:span text:style-name="T135">. Toda matemática é construida dessa forma. Assim como, toda ciência depende, não de prova exaustiva, mas em ser “a coisa mais lucrativa que ainda não tem provas de estar errada”.</text:span></text:p>
      <text:p text:style-name="P82"><text:span text:style-name="T134">Hoje, por causa da interatividade dos jogos, talvez tenhamos o melhor método que já houve </text:span><text:span text:style-name="T136">para explorar </text:span><text:span text:style-name="T152">fé</text:span><text:span text:style-name="T136"> de uma maneira honesta e aberta. Não impondo sobre as pessoas o que elas devem fazer, mas verdadeiramente permitindo que as pessoas desenvolvam o conceito por si mesmas. Talvez, esse seja </text:span><text:span text:style-name="T152">o</text:span><text:span text:style-name="T136"> principal meio onde a comunidade dos jogos possa, poderemos olhar o mundo com as lentes do outro ao invés de insistir em dizer uns aos outros quem está certo e quem está errado.</text:span></text:p>
      <text:p text:style-name="P83"><text:span text:style-name="T137">Então, não podemos rejeitar </text:span><text:span text:style-name="T153">fé</text:span><text:span text:style-name="T137"> como um tópico a ser explorado nos jogos. Assim como não podemos ter medo de críticas também. Pois, qualquer um que rejeitar uma exploração séria e transparente de fé, só porque está em um jogo, provavelmente nem compraria o jogo de qualquer forma.</text:span></text:p>
      <text:list xml:id="list175118782196502" text:continue-numbering="true" text:style-name="Outline">
        <text:list-item>
          <text:h text:style-name="P106" text:outline-level="1"><text:span text:style-name="T196">Povos não alcançados: </text:span><text:span text:style-name="T35">Mundos</text:span><text:span text:style-name="T196"> em trevas</text:span></text:h>
        </text:list-item>
      </text:list>
      <text:p text:style-name="P84"/>
      <text:list xml:id="list175117253764618" text:continue-numbering="true" text:style-name="Outline">
        <text:list-item>
          <text:h text:style-name="P106" text:outline-level="1"><text:span text:style-name="T196">A igreja e sua missão </text:span><text:span text:style-name="T197">de ser luz</text:span></text:h>
        </text:list-item>
      </text:list>
      <text:p text:style-name="P15"><text:span text:style-name="T91"><text:tab/></text:span><text:span text:style-name="T198">Como está escrito no Pacto de Lausanne (1974): </text:span><text:span text:style-name="T91">“Nos envergonhamos por tantos terem sido negligenciados; é uma reprovação constante a nós e a toda a igreja”. </text:span><text:span text:style-name="T198">Acredito que o mundo dos jogos está incluído nos milhares de povos não alcançados citados no Pacto, assim como demonstrados em detalhe por Larry D. Pate em seu livro Missiologia: A missão transcultural do evangelho.</text:span></text:p>
      <text:p text:style-name="P26"><text:tab/>O mundo de hoje e do futuro próximo, por outro lado, é também multifacetado em suas novas nuances propositivas, contornos, perguntas e necessidades. <text:soft-page-break/>Segundo Howard Snyder, há oito aspectos que caracterizam o mundo emergente. São eles: 1) <text:span text:style-name="T97">Achegada da sociedade global “online”</text:span>; 2) Globalização econômica; 3) A revolução feminista; 4) O meio-ambiente em risco (aquecimento global, extinção de espécies, falta d’água potável etc.); 5) A revolução da física quântica e da genética; 6) <text:span text:style-name="T97">Realidade virtual e inteligência artificial</text:span>; 7) Declínio cultural e econômico dos Estados Unidos e 8) <text:span text:style-name="T97">Cultura Global versus choque global de civilizações</text:span>.</text:p>
      <text:p text:style-name="P26"><text:tab/><text:span text:style-name="T99">Essas diversas facetas demandam da missiologia respostas relevantes</text:span>. Um mundo multifacetado exige pensamento e ação missiológica multidisciplinar. Daí a necessidade de se desenvolver uma missiologia integral, tanto no pensamento teológico quanto na prática ministerial individual e comunitária.</text:p>
      <text:p text:style-name="P26"><text:tab/>A missiologia, contudo, será incapaz de sugerir à Igreja respostas pertinentes às suas ações, vida e missão no mundo, a menos que aprenda e se permita fazer exegese. Exegese é frequentemente entendida como sendo a observação ou estudo crítico das raízes, significados e implicações de um texto bíblico. <text:span text:style-name="T97">Não se refere, contudo, a aprender a fazer exegese do texto bíblico e de seu contexto imediato, mas também, e especialmente, do contexto enquanto realidade da qual se vive.</text:span> <text:span text:style-name="T95">Uma missiologia responsável procurará discernir e compreender tanto a mensagem bíblica primária ou original, como a situação contemporânea, fazendo uma “ponte hermenêutica”, como sugere Paul Hiebert (1999)</text:span></text:p>
      <text:list xml:id="list175118162175975" text:continue-numbering="true" text:style-name="Outline">
        <text:list-item>
          <text:h text:style-name="P107" text:outline-level="1">A igreja cumprindo sua missão hoje <text:span text:style-name="T20">(Músicas, Livros, Haja luz)</text:span></text:h>
        </text:list-item>
      </text:list>
      <text:p text:style-name="P84"><text:tab/>Contextualizando a mensagem para que <text:span text:style-name="T149">mundos</text:span><text:span text:style-name="T154"> possam ser alcançados.</text:span></text:p>
      <text:list xml:id="list175118902352439" text:continue-numbering="true" text:style-name="Outline">
        <text:list-item>
          <text:h text:style-name="P106" text:outline-level="1">Como evangelizar?</text:h>
        </text:list-item>
        <text:list-item>
          <text:h text:style-name="P106" text:outline-level="1">Dicotomia <text:span text:style-name="T196">da fé cristã</text:span></text:h>
        </text:list-item>
        <text:list-item>
          <text:h text:style-name="P107" text:outline-level="1">Métodos <text:span text:style-name="T197">e ferramentas de evangelismo</text:span></text:h>
        </text:list-item>
      </text:list>
      <text:p text:style-name="P84"/>
      <text:list xml:id="list175118753961165" text:continue-numbering="true" text:style-name="Outline">
        <text:list-item>
          <text:h text:style-name="P106" text:outline-level="1"><text:soft-page-break/><text:span text:style-name="T199">A música: </text:span><text:span text:style-name="T200">Desde gênesis, parte da igreja</text:span></text:h>
        </text:list-item>
        <text:list-item>
          <text:h text:style-name="P106" text:outline-level="1">Livros: <text:span text:style-name="T199">Expansão das ideias protestantes</text:span></text:h>
        </text:list-item>
        <text:list-item>
          <text:h text:style-name="P106" text:outline-level="1">Teatro: <text:span text:style-name="T201">experimentando</text:span><text:span text:style-name="T199"> histórias</text:span></text:h>
        </text:list-item>
        <text:list-item>
          <text:h text:style-name="P106" text:outline-level="1">Jogos: <text:span text:style-name="T201">Participando de </text:span><text:span text:style-name="T196">histórias</text:span></text:h>
        </text:list-item>
      </text:list>
      <text:p text:style-name="P84"/>
      <text:list xml:id="list175118500775570" text:continue-numbering="true" text:style-name="Outline">
        <text:list-item>
          <text:h text:style-name="P104" text:outline-level="1">Onde está a igreja?</text:h>
        </text:list-item>
        <text:list-item>
          <text:h text:style-name="P105" text:outline-level="1">Conclusão</text:h>
        </text:list-item>
      </text:list>
      <text:p text:style-name="P97">A cultura deve sempre ser testada e julgada pelas Escrituras (Mc 7:8,9,13). Por ser o homem criatura de Deus, algo de sua cultura é rico em beleza e bondade (Mt 7:11; Gn 4:21,22). Por ser decaído, toda ela é contaminada com o pecado e parte dela é demoníaca. O evangelho não pressupõe a superioridade de nenhum cultura sobre a outra, mas avalia todas as culturas de acordo com o seu critério de verdade e justiça, insistindo nos absolutos morais de cada cultur<text:span text:style-name="T96">a.</text:span></text:p>
      <text:list xml:id="list175118591603649" text:continue-numbering="true" text:style-name="Outline">
        <text:list-item>
          <text:list>
            <text:list-item>
              <text:h text:style-name="Heading_20_2" text:outline-level="2">Nem isso</text:h>
            </text:list-item>
          </text:list>
        </text:list-item>
      </text:list>
      <text:p text:style-name="P38">O missionário encontra-se direta e indiretamente envolvido nesse processo. Ele poderá tentar permanecer acima da linha cultural e lidar apenas com questões pertinentes à alma. Mas essa tentativa é tão inútil quanto a do cientista social que elimina Deus de seu mundo e explica o cristianismo somente em termos culturais. Em primeiro lugar, o missionário não conseguirá comunicar-se sem se interessar pela cultura, porque <text:span text:style-name="T19">a comunicação é totalmente inseparável da cultura</text:span>. Assim como Cristo tornou-se carne e habitou entre os homens de igual modo a verdade proposicional deve ter uma encarnação cultural para ter sentido. Em segundo lugar, o missionário não conseguirá comunicar o cristianismo sem se interessar pela cultura, porque, embora o cristianismo seja supracultural em sua origem e verdade, ele é cultural em sua aplicação.</text:p>
      <text:list xml:id="list175118780765488" text:continue-numbering="true" text:style-name="Outline">
        <text:list-item>
          <text:h text:style-name="P108" text:outline-level="1">A história d<text:span text:style-name="T157">O movimento missionário</text:span> – Justo gonçalves</text:h>
        </text:list-item>
      </text:list>
      <text:p text:style-name="P99">É uma história da atividade das igrejas em suas gestões de comunicar o evangelho de Jesus Cristo, dentro e fora de suas fronteiras; é uma história da extensão da fé cristã no mundo.</text:p>
      <text:p text:style-name="P39"><text:tab/></text:p>
      <text:p text:style-name="P41"><text:tab/><text:span text:style-name="T100">as “missões” têm estendido a fé cristã além das fronteiras da cristandade e dos centros onde a fé tem raízes desde os tempos antigos</text:span><text:span text:style-name="T98">. </text:span></text:p>
      <text:p text:style-name="P40"><text:tab/><text:span text:style-name="T97">Finalmente, a história das missões ilustra a diversidade do povo de Deus, sua extensão sobre a face da terra e a promessa de que essa fé não ficará circunstrita a algumas culturas ou regiões geográficas, mas que avança por todo o mundo como testemunho vivo da vitalidade da fé do povo de Deus. As missões são o testemunho </text:span><text:soft-page-break/><text:span text:style-name="T97">da atividade do povo de Deus no mundo com todo tipo de pessoas e em todas as circunstâncias. São testemunho do risco que Deus tem aceitado ao compartilhar com seu povo a tarega de salvação e reconciliação, nunca esgotando caminhos novos para dar a conhecer o evangelho. São tmabém testemunho da diversidade do povo de Deus e, ao mesmo tempo, da luta por discernir a atividade de Deus no mundo – e de fazê-lo com humildade e confiança em Deus. São testemunho da interdependência da comunidade da fé ao redor do mundo e da dependência da comunidade em Deus, protagonista de toda atividade missionária.</text:span></text:p>
      <text:p text:style-name="P97">Pesquisar sobre <text:span text:style-name="T2">Hiebert </text:span>e <text:span text:style-name="T2">John Stott</text:span></text:p>
      <text:p text:style-name="P3"/>
      <text:p text:style-name="P59">A análise das vantagens e dos dramáticos efeitos da globalização tem levado alguns missiólogos a sugerirem pistas de ação no novo relacionamento entre países, <text:span text:style-name="T1">porque o que está em jogo é transformar os problemas e as ameaças em oportunidades, para toda a comunidade humana.</text:span></text:p>
      <text:p text:style-name="P60">Aplicações da Missiologia ao Contexto Globalizado</text:p>
      <text:p text:style-name="P61">A missiologia é multidisciplinar por natureza. <text:span text:style-name="T94">Ela não somente se deixa informar por outras disciplinas, como também dialoga, interage e coopera com elas</text:span>.</text:p>
      <text:p text:style-name="P61">A missiologia só tem sentido se for essencialmente contextual, responsiva e conectada com a integralidade da existência do ser humano, quem e onde quer que seja que este se localize.</text:p>
      <text:p text:style-name="P4"><text:tab/><text:span text:style-name="T97">O mundo de hoje e do futuro próximo, por outro lado, é também multifacetado em suas novas nuances propositivas, contornos, perguntas e necessidades. Segundo Howard Snyder, há oito aspectos que caracterizam o mundo emergente. São eles: 1) Achegada da sociedade global “online”; 2) Globalização econômica; 3) A revolução feminista; 4) O meio-ambiente em risco (aquecimento global, extinção de espécies, falta d’água potável etc.); 5) A revolução da física quântica e da genética; 6) Realidade virtual e inteligência artificial; 7) Declínio cultural e econômico dos Estados Unidos e 8) Cultura Global versus choque global de civilizações. </text:span><text:span text:style-name="T102">(Snyder 2006)</text:span></text:p>
      <text:p text:style-name="P4"><text:tab/><text:span text:style-name="T99">Essas diversas facetas demandam da missiologia respostas relevantes</text:span><text:span text:style-name="T97">. Um mundo multifacetado exige pensamento e ação missiológica multidisciplinar. Daí a necessidade de se desenvolver uma missiologia integral, tanto no pensamento teológico quanto na prática ministerial individual e comunitária.</text:span></text:p>
      <text:p text:style-name="P56"><text:tab/>A missiologia, contudo, será incapaz de sugerir à Igreja respostas pertinentes às suas ações, vida e missão no mundo, a menos que aprenda e se permita fazer exegese. Exegese é frequentemente entendida como sendo a observação ou estudo <text:soft-page-break/>crítico das raízes, significados e implicações de um texto bíblico. Não se refere, contudo, a aprender a fazer exegese do texto bíblico e de seu contexto imediato, mas também, e especialmente, do contexto enquanto realidade da qual se vive. <text:span text:style-name="T95">Uma missiologia responsável procurará discernir e compreender tanto a mensagem bíblica primária ou original, como a situação contemporânea, fazendo uma “ponte hermenêutica”, como sugere </text:span><text:span text:style-name="T15">Paul Hiebert (1999)</text:span></text:p>
      <text:p text:style-name="P6"/>
      <text:p text:style-name="P5">Hiebert<text:span text:style-name="T8"> segue adiante oferecendo o seu pensamento acerca de temas emergentes relacionados ao evangelismo no mundo global. Dentro de sua perspectiva sobre a cosmovisão do mundo ocidental, como ele mesmo esclarece. Hiebert lista temas importantes para a missão:</text:span></text:p>
      <text:list xml:id="list206407313" text:style-name="L1">
        <text:list-header>
          <text:p text:style-name="P127"><text:span text:style-name="T72">É necessário evitar a arrogância e a manipulação humana na evangelização. Deus é quem salva, o cristão é apenas testemunha dele. É necessário confiar de maneira absoluta na poderosa graça divina e testemunhar a mensagem da salvação de maneira respeitosa, evitando impor aspectos culturais e apontanto sempre para Jesus Cristo. </text:span><text:span text:style-name="T31">(Hiebert, 1993)</text:span></text:p>
          <text:p text:style-name="P127"/>
          <text:p text:style-name="P128">missões para um mundo globalizado</text:p>
        </text:list-header>
      </text:list>
      <text:p text:style-name="P76"><text:span text:style-name="T31">–//–</text:span><text:span text:style-name="T34"> </text:span></text:p>
      <text:p text:style-name="P8"><text:tab/><text:span text:style-name="T97">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span></text:p>
      <text:p text:style-name="P8"><text:soft-page-break/><text:tab/>Na era da informação, as novas geração estão socializadas fora do modelo da família patriarcal. Os debates abertos sobre família e sexualidade efervescem os debates sobre o homossexualismo, dentro das questões da fobia social, da afirmação dos direitos e das identidades.</text:p>
      <text:p text:style-name="P11"><text:tab/><text:span text:style-name="T97">Como perspectiva de futuro, é preciso considerar seriamente as mudanças ocorridas nos campos missionários contemporâneos, formados por muitos países que ascenderam à independência e desejam fortemente sair da pobreza absoluta. O missionário não pode ficar alheio a essas preocupações. A missão é de todo o povo de Deus e realiza-se de muitas formas. Os leigos também podem participar. Eles têm, por vezes, mais possibilidade e capacidade de estar com o povo e chegar aonde o missionário ou pastor não chega, dando uma imagem diferente do que é ser missionário.</text:span></text:p>
      <text:p text:style-name="P11">1 Co9:19-23</text:p>
      <text:p text:style-name="P12">Missões para um mundo globalizado</text:p>
      <text:p text:style-name="P6">–//–</text:p>
      <text:p text:style-name="P6"><text:s/><text:span text:style-name="T89">John Stott A missão Cristã no mundo moderno</text:span></text:p>
      <text:p text:style-name="P25"><text:tab/><text:span text:style-name="T97">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text:span text:style-name="T101"> <text:s text:c="144"/></text:span></text:p>
      <text:p text:style-name="P54"><text:soft-page-break/><text:tab/>[…] há outro aspecto da missão do Filho que deve ser comparado com a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Lausanne declara: “Nós afirmamos que Cristo envia o seu povo redimido ao mundo como o Pai o enviou e isto conclama para um envolvimento profundo e dispendioso no mundo”</text:p>
      <text:p text:style-name="P13"/>
      <text:p text:style-name="P17"><text:span text:style-name="T2">Definições</text:span>:</text:p>
      <text:p text:style-name="P53"><text:span text:style-name="T3">Pacto de Lausanne</text:span><text:span text:style-name="T91">: “Nos envergonhamos por tantos terem sido negligenciados; é uma reprovação constante a nós e a toda a igreja”</text:span></text:p>
      <text:p text:style-name="P14"><text:span text:style-name="T3">John Stott</text:span><text:span text:style-name="T91">: “Evangelismo não é converter pessoas, nem conquistá-las, nem trazê-as a Cristo, apesar de este realmente ser o alvo principal do evangelismo. Evangelismo é pregar o evangelho.”</text:span></text:p>
      <text:p text:style-name="P52"><text:soft-page-break/>John Stott<text:span text:style-name="T8">: “O evangelismo não pode ser definido em termos de </text:span><text:span text:style-name="T16">métodos</text:span><text:span text:style-name="T8">.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30">John Stott<text:span text:style-name="T8">: “O fato de Deus ter se revelado em termos de uma cultura específica não nos dá uma justificativa para rejeitar sua revelação; em vez disso, nos dá o princípio correto pelo qual interpretá-la e também a solene responsabilidade de reinterpretá-la em termos significativos para a nossa cultura. Há apenas um evangelho e em sua essência ele nunca muda.”</text:span></text:p>
      <text:p text:style-name="P51">John Stott<text:span text:style-name="T8">: “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6">fiel e contemporânea</text:span><text:span text:style-name="T8">. Uma combinação entre </text:span><text:span text:style-name="T16">verdade e relevância</text:span><text:span text:style-name="T8">. </text:span></text:p>
      <text:p text:style-name="P22"/>
      <text:p text:style-name="P51">Pacto de Lausanne – A natureza do evangelismo<text:span text:style-name="T8">: “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text:span><text:soft-page-break/><text:span text:style-name="T8">bíblico e histórico como Salvador e Senhor, com o intuito de persuadir as pessoas a vir a ele pessoalmente e, assim, se reconciliarem com Deus”</text:span></text:p>
      <text:p text:style-name="P7">–//–</text:p>
      <text:p text:style-name="P23"/>
      <text:p text:style-name="P18">A Missão da Igreja no mundo de hoje – Billy Graham</text:p>
      <text:p text:style-name="P20"><text:span text:style-name="T2">Michael Green</text:span>: <text:span text:style-name="T97">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span></text:p>
      <text:p text:style-name="P55"><text:tab/>Mas em solo gentio era diferente. <text:span text:style-name="T92">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27"><text:span text:style-name="T97"><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diferente dessa Cruz e ressurreição aos gentios em Colossenses 2:15, e 1 Timóteo 3:16. Aqui não é tanto o pecado o que oprime (fora do contexto cultural monoteísta </text:span><text:soft-page-break/><text:span text:style-name="T97">era praticamente inexistente a consciência de pecado), mas a servidão. Servidão às várias potestades demoníacas que mantêm o homem sob o seu controle, sobretudo o Destino (heimarmene) e a Necessidade (ananche).</text:span></text:p>
      <text:p text:style-name="P18">–//–</text:p>
      <text:p text:style-name="P16">SteveTurner – Engolidos pela cultura POP p.179</text:p>
      <text:p text:style-name="P24">A cultura deve engrandecer nossas vidas. Muitas vezes ela serve para nos confortar diante da fria e difícil realidade que temos de encarar em nossas vidas agitadas e nos levar para um mundo de fantasia, mito e sonho. <text:span text:style-name="T94">“A arte lava da alma a poeira da vida cotidiana”</text:span><text:span text:style-name="T95"> – disse Picasso. Poesias, peças e pinturas podem nos mostrar ligações entre coisas que nunca descobriríamos por meio da lógica impiedosa. Canções e músicas ajudam a unir pessoas e nos deixam conscientes da magnitude do significado de ser humano.</text:span></text:p>
      <text:p text:style-name="P29"/>
      <text:list xml:id="list175117242527433" text:continue-list="list175118780765488" text:style-name="Outline">
        <text:list-item>
          <text:h text:style-name="P109" text:outline-level="1">Tecnologia – reinventando nosso mundo</text:h>
        </text:list-item>
      </text:list>
      <text:p text:style-name="P42">NADA Alterou mais o cenário da cultura popular em tempos recentes do que a revolução difital. Para citar apenas alguns exemplos, ela mudou a forma como nos correspondemos, a forma como consumimos música e filme, nossa relação com a televisão e o rádio, nossos hábitos de compra, nosso acesso ao conhecimento arquivado, nosso controle sobre a fotografia, a forma como acumulamos e a capacidade e velocidade das nossas pesquisas. Ela criou uma nova safra de empresários, muitos deles ainda na casa dos 20 anos, e marcas como Apple, Amazon, Wikipedia, Tumblr, Paypal, Twitter, Google e Facebook.</text:p>
      <text:p text:style-name="P42"><text:tab/>Da noite para o dia, muitos dos antigos cenários da cultura popular praticamente desapareceram. A invenção do download e dos mp<text:span text:style-name="T254">3</text:span> players acabou com o domínio das lojas de discos, que, no passado, eram alguns dos lugares mais importantes para os jovens se reunirem. Os celulares acabaram com a necessidade das cabines telefônicas, ou pelomenos de muitas delas. A informação disponível online reduziu a circulação de revistas e Jornais, e, como resultado, a renda das <text:soft-page-break/>propagandas impressas caiu. A invenção de programas como Pro Tools e sites como MySpace mudou a forma como as pessoas fazem e compartilham músiosca. Mensagens de texto e e-mails significaram um declínio dramático no número de cartas escritas e enviadas por meio do sistema postal. Enquanto escrevia este capítulo, a Kodak, companhia fotográfica fundada por George Eastman em 1889, pediu proteção contra falência, outra vítima da mudança para o digital.</text:p>
      <text:p text:style-name="P42"/>
      <text:p text:style-name="P42">[…] Novos vocabulários; Integração do virtual à nossa <text:s/>vida;</text:p>
      <text:p text:style-name="P42"/>
      <text:p text:style-name="P43">Os cristãos geralmente tentam impedir o futuro, esperando que, ao resistirem à mudança, eles possam preservar um mundo que seja menos complexo e, assim, mais fácil de entender; <text:span text:style-name="T2">ou acompanham a multidão, pensando que a fé nada tem a ver com computadores, moda ou filmes</text:span>. No entanto, deveríamos avaliar todas as novas tendências culturais à luz da sabedoria bíblica, descobrindo como as questões particulares levantadas em determinadas épocas dão nova importância para a Bíblia ou provavelmente nos levam a partes dela que não teriam uma relevância tão grande em outra época.</text:p>
      <text:p text:style-name="P43">A nova mídia alterou o comportamento sexual. O flerte virtual pode ser considerado simplesmente uma atualização de velhos hábitos como passear na rua, sair para dançar, corresponder-se com amigos ou responder a anúncios de pessoas solitárias em jornais. No entando, a internet tem mudado significativamente a forma como as pessoas se encontram, o número de pessoas com quem falam, ograu de intimidade e as fronteiras morais que estão dispostas a cruzar. Uma pesquisa britânica com quase novecentas pessoas de 16 a 24 anos descobriu que 80% já utilizaram um celular ou um site para alguma forma de contato sexual. A mesma porcentagem disse que é mais fácil ser promíscua online do que fora da rede; 53% já usaram webcams para sexo virtual; e um terço desses praticou sexo virtual com estranhos.</text:p>
      <text:p text:style-name="P43"><text:tab/>Em outras palavras, a nova tecnologia tem permitido relacionamentos que não seriam possíveis antes. Imagens cuidadosamente escolhidas e respostas <text:soft-page-break/>rápidas dão um sentido imediato de intimidade, e, ainda assim, nenhuma das habilidades sociais é utilizada. Pessoas com gostos que antes seriam considerados bizarros ou depravados podem rapidamente encontrar indivíduos parecidos, com gostos parecidos, e, assim, acreditar que sua disfunção sexual é normal. Existem aplicativos para celular que conectam pessoas que compartilham uma preferência sexual e estão próximas geograficamente.</text:p>
      <text:p text:style-name="P43">[…]</text:p>
      <text:p text:style-name="P43">É verdade que somos criaturas que gostam de jogar, mas também somos combatentes de uma guerra espiritual e pessoas que anseiam por remir o tempo e levar adiante o grande chamado do Senhor. Se jogamos videogames ou jogos de computador, podemos justificar essas horas à luz das necessidades do mundo e de nosso chamado? Como planeta, gastamos três bilhões de horas por semana jogando jogos. Um jovem jogador típico acumulará 10 mil horas de jogo com 21 anos – apenas 24 horas a menos do que gastaria na escola durante o ensino médio ou fundamental se estivesse uma frequência completa. Cinco milhões de jogadores americanos jogam por mais de 40 horas semanais. É questionável que alguém possa jogar dessa forma e ainda praticar a pura religião descrita em Tiago 1:27, que envolve visitar órfãos e viúvas em sua aflição e nos manter livres da “corrupção do mundo”. Não acho que nos envolveríamos em tantas batalhas fantasiosas se estivéssemos cientes das verdadeiras batalhas com as quais Deus pede que nos envolvamos.</text:p>
      <text:p text:style-name="P43"><text:tab/>A natureza dos jogos talvez afete também a maneira como as pessoas lidam com o que é real. As histórias narradas nos jogos geralmente envolvem diferentes estratégias que, no final, acabam dando o mesmo resultado. Alguns se perguntaram se isso não faz os jogadores se acostumarem com a ideia de que em questões espirituais não importa que caminho você tome. Em Halos e Avatars, Chris Hansen, da Baylor University pergunta:</text:p>
      <text:p text:style-name="P43"><text:tab/><text:span text:style-name="T19">A narrativa de múltiplos caminhos nos videogames se encaixa no impulso pluralístico. Se nos relacionamos com o mundo por meio de nossas histórias, e </text:span><text:soft-page-break/><text:span text:style-name="T19">nossas histórias nos mostram que a cada vez podemos jogar um jogo de forma diferente e ainda chegar ao mesmo final, será que as gerações que vivenciam as narrativas por meio dessas lentes vão eventualmente, aceitar esse modelo como realidade?</text:span></text:p>
      <text:p text:style-name="P43"><text:span text:style-name="T19"><text:tab/></text:span><text:span text:style-name="T31">Para ser sincero, a resposta de Hansen para sua própria pergunta é que ele não acha que isso vá acontecer.</text:span></text:p>
      <text:p text:style-name="P43"><text:span text:style-name="T31"><text:tab/></text:span><text:span text:style-name="T103">Outros dizem que, geralmente, os jogos falam de superioridade, resolução de problemas e vitórias, enquanto a vida cristã tem a ver com o arrependimento, obediência e vida sacrificial. Se a vida de Paulo fosse um jogo, ele não p</text:span><text:span text:style-name="T104">areceria um vencedor – nem Pedro ou João Batista. Em algum sentido, a vida tem a ver com superioridade – sobre as tentações e o “pecado que nos envolve” (Hb 12:1), 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44"><text:span text:style-name="T31">* </text:span><text:span text:style-name="T82">Um seguidor de Jesus pode justificar o fato de passar 40 horas por dia jogando jogos?</text:span></text:p>
      <text:list xml:id="list175117847879065" text:continue-numbering="true" text:style-name="Outline">
        <text:list-item>
          <text:list>
            <text:list-item>
              <text:h text:style-name="P121" text:outline-level="2">O que devo fazer?</text:h>
            </text:list-item>
          </text:list>
        </text:list-item>
      </text:list>
      <text:p text:style-name="P44"><text:span text:style-name="T32">[…] </text:span><text:span text:style-name="T31">A maioria das pessoas são consumidoras primárias. Não querem saber como fazer um filme, mas como vê-lo e entendê-lo. Alguns são também críticos – em uma posição formal como especialistas ou em uma posição informal como palestrantes, pregadores ou escritores de artigos para jornais. Alguns são estudantes ou professores. Precisam lidar com as mais recentes ideias sobre teoria cultural e talvez queiram saber se a visão bíblica tem algo a contribuir com esse debate que pode ser seriamente considerado no mundo acadêmico. Alguns são idealizadores. A razão deles para fazerem a pergunta é querer saber como incorporar, de forma bem-sucedida e intensa, a visão bíblica do mundo ao que produzem como estilistas, </text:span><text:soft-page-break/><text:span text:style-name="T31">músicas, ilustradores, web designers, jornalistas, comediantes, fotógrafos ou produtores.</text:span></text:p>
      <text:p text:style-name="P33"><text:tab/>Acredito que o mais importante de tudo é saber o que é uma visão bíblica, porque todas as artes e formas de comunicação mencionadas dependem de formar de olhar do mundo em vez de dependerem apenas de uma mensagme. O que geralmente faz um comediante, diretor de cinema ou romancista se destacar não é o fato de ter algo a dizer e ficar repetindo-o incansavelmente, mas sim, o fato de ter uma visão irresistível de como as coisas são e como deveriam ser – uma visão que perpassa tudo o que fazem.</text:p>
      <text:p text:style-name="P45"><text:span text:style-name="T31"><text:tab/></text:span><text:span text:style-name="T32">Há um problema envolvendo os cristãos que “tomam uma decisão” em um acampamento aos 10 anos de idade e que, na verdade não seguiram teologia alguma além dos Dez Mandamentos, dos Sete Pecados Capitais ou das Quatro Leis Espirituais. Essas pessoas podem ser boas em utilizar a cultura popular para abordar temas específicos que podem fazer outras pessoas tomarem a mesma decisão, mas, quando se trata de criar algo que toque cada área da vida, elas não sabem como fazê-lo de uma forma cristã distinta, mas não necessariamente explícita. Tendem a evitar todas as áreas delicadas ou absorvem impensadamente os valores e características da cultura secular que as cerca. </text:span></text:p>
      <text:p text:style-name="P34"><text:tab/>Encontro-me com muitas pessoas envolvidas nas artes expressivas que querem fazer algo que reflita a fé cristã delas, mas que não sabem como proceder. Em grande parte, isso acontece porque a única coisa cristã que sabem fazer é falar do evangelho de uma única forma, mesmo sabendo que não é a requerida pelo New York Times, a Chanel, a Pixar ou a HBO, e que também não é apropriada para o nível de discussão presente na cultura popular. O que essas pessoas precisma é de uma visão bíblica que as capacite a olhar para coisas como pobreza, solidão, pornografia, arquitetura, fama e sexualidade como Deus olha.</text:p>
      <text:list xml:id="list175118159687466" text:continue-numbering="true" text:style-name="Outline">
        <text:list-item>
          <text:list>
            <text:list-item>
              <text:h text:style-name="P122" text:outline-level="2">Consumir com discernimento</text:h>
            </text:list-item>
          </text:list>
        </text:list-item>
      </text:list>
      <text:p text:style-name="P75"><text:span text:style-name="T32">C. </text:span><text:span text:style-name="T33">S. Lewis é outro exemplo de escritor muito conhecido por seu criticismo literário, tendo falado de um ponto de vista cristão, mas nem sempre para um público cristão. </text:span><text:soft-page-break/><text:span text:style-name="T33">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19">–//–</text:p>
      <text:p text:style-name="P46"/>
      <text:list xml:id="list175117584550962" text:continue-numbering="true" text:style-name="Outline">
        <text:list-item>
          <text:h text:style-name="P116" text:outline-level="1">Jogos e religião</text:h>
        </text:list-item>
      </text:list>
      <text:p text:style-name="P49">Tradição, Mecânica e fé</text:p>
      <text:p text:style-name="P49"><text:a xlink:type="simple" xlink:href="https://www.youtube.com/watch?v=dBVb2WECSLw" text:style-name="Internet_20_link" text:visited-style-name="Visited_20_Internet_20_Link">https://www.youtube.com/watch?v=dBVb2WECSLw</text:a> <text:span text:style-name="T158">Jogos e religião I</text:span></text:p>
      <text:p text:style-name="P49"><text:a xlink:type="simple" xlink:href="https://www.youtube.com/watch?v=GRNhNHXbUmk" text:style-name="Internet_20_link" text:visited-style-name="Visited_20_Internet_20_Link">https://www.youtube.com/watch?v=GRNhNHXbUmk</text:a> <text:span text:style-name="T158">Jogos e religião II</text:span></text:p>
      <text:p text:style-name="P49"/>
      <text:p text:style-name="P70">Videogames não exploram o conceito de fé de maneira alguma. Nunca vemos o mago sem seus poderes mágicos, o mago que não tem nenhuma prova concreta do Deus dele, tentando reconciliar a sua fé com 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70">Ora, tivemos vários medidores de moralidade nos jogos. Se vamos usar esses sistemas binários, será que não seria um pouco mais interessante se utilizássemos algo como: Fé e Ceticismo, ao invés de utilizar um simplesmedidor do bem e do mal.</text:p>
      <text:p text:style-name="P72"><text:span text:style-name="T146">Por que nunca ninguém parece interessado em tocar no conceito de fé nos jogos? Como esse pode ser </text:span><text:span text:style-name="T147">um tabu maior do que as extremidades de violência ou a noção 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148">crença</text:span><text:span text:style-name="T135">. Todo sistema lógico, por necessidade, </text:span><text:span text:style-name="T151">tem</text:span><text:span text:style-name="T135"> que começar com um grupo de </text:span><text:span text:style-name="T151">postulados (axiomas) que são aceitos em fé</text:span><text:span text:style-name="T135">. Toda matemática é construida dessa forma. Assim como, toda ciência depende, não de prova exaustiva, mas em ser “a coisa mais lucrativa que ainda não tem provas de estar errada”.</text:span></text:p>
      <text:p text:style-name="P73"><text:span text:style-name="T134">Hoje, por causa da interatividade dos jogos, talvez tenhamos o melhor método que já houve </text:span><text:span text:style-name="T136">para explorar </text:span><text:span text:style-name="T152">fé</text:span><text:span text:style-name="T136"> de uma maneira honesta e aberta. Não impondo sobre as pessoas o que elas devem fazer, mas verdadeiramente permitindo que as pessoas </text:span><text:soft-page-break/><text:span text:style-name="T136">desenvolvam o conceito por si mesmas. Talvez, esse seja </text:span><text:span text:style-name="T152">o</text:span><text:span text:style-name="T136"> principal meio onde a comunidade dos jogos possa, poderemos olhar o mundo com as lentes do outro ao invés de insistir em dizer uns aos outros quem está certo e quem está errado.</text:span></text:p>
      <text:p text:style-name="P74"><text:span text:style-name="T134">Então, não podemos rejeitar </text:span><text:span text:style-name="T150">fé</text:span><text:span text:style-name="T134"> como um tópico a ser explorado nos jogos. Assim como não podemos ter medo de críticas também. Pois, qualquer um que rejeitar uma exploração séria e transparente de fé, só porque está em um jogo, provavelmente nem compraria o jogo de qualquer forma.</text:span></text:p>
      <text:p text:style-name="P57"/>
      <text:p text:style-name="P57"/>
      <text:p text:style-name="P57"/>
      <text:p text:style-name="P98">Rookmaaker</text:p>
      <text:p text:style-name="P62">Com muita frequência criamos barreiras à comunicação do evangelho porque pregamos que nos importamos com as pessoas e que este mundo é de Deus, mas não agimos por esses princípios. Nossa falta de cuidado demonstra que na realidade não nos interessamos pelas pessouas ou pela criação de Deus.</text:p>
      <text:p text:style-name="P62"/>
      <text:list xml:id="list175118514827311" text:continue-numbering="true" text:style-name="Outline">
        <text:list-item>
          <text:h text:style-name="P117" text:outline-level="1">Prefácio</text:h>
        </text:list-item>
      </text:list>
      <text:p text:style-name="Text_20_body"><text:span text:style-name="T207"><text:tab/>Ouvi dizer que </text:span><text:span text:style-name="T208">talvez</text:span><text:span text:style-name="T207">, um aluno de um seminário</text:span><text:span text:style-name="T209">*</text:span><text:span text:style-name="T207"> cristão </text:span><text:span text:style-name="T237">não devesse dedicar </text:span><text:span text:style-name="T155">seu</text:span><text:span text:style-name="T238"> </text:span><text:span text:style-name="T39">TCC</text:span><text:span text:style-name="T238"> para falar sobre jogos eletrônicos, um tema tão banal e irrelevante para a igreja</text:span><text:span text:style-name="T40">. </text:span><text:span text:style-name="T39">Isso, b</text:span><text:span text:style-name="T41">aseado na ideia de </text:span><text:span text:style-name="T42">que </text:span><text:span text:style-name="T43">os</text:span><text:span text:style-name="T42"> jogos </text:span><text:span text:style-name="T43">eletrônicos </text:span><text:span text:style-name="T42">não </text:span><text:span text:style-name="T43">t</text:span><text:span text:style-name="T44">ê</text:span><text:span text:style-name="T43">m espaço </text:span><text:span text:style-name="T45">nem relevância</text:span><text:span text:style-name="T43"> no meio religioso </text:span><text:span text:style-name="T138">e no</text:span><text:span text:style-name="T42"> </text:span><text:span text:style-name="T138">mundo </text:span><text:span text:style-name="T42">cristão. </text:span><text:span text:style-name="T37">N</text:span><text:span text:style-name="T42">ão pretendo criticar aqueles que pensam que o estudo d</text:span><text:span text:style-name="T46">os</text:span><text:span text:style-name="T42"> </text:span><text:span text:style-name="T21">jogos eletrônicos</text:span><text:span text:style-name="T42"> e </text:span><text:span text:style-name="T47">da</text:span><text:span text:style-name="T42"> religião </text:span><text:span text:style-name="T46">seja perda de tempo</text:span><text:span text:style-name="T42">. Eu entendo o ceticismo</text:span><text:span text:style-name="T139"> dessas pessoas, a</text:span><text:span text:style-name="T42">final, é </text:span><text:span text:style-name="T139">uma ideia</text:span><text:span text:style-name="T42"> que não tem sido </text:span><text:span text:style-name="T48">tão </text:span><text:span text:style-name="T42"><text:s/>explorad</text:span><text:span text:style-name="T47">a</text:span><text:span text:style-name="T42"> quanto poderia, </text:span><text:span text:style-name="T47">tanto no meio acadêmico quanto </text:span><text:span text:style-name="T46">no meio cristão</text:span><text:span text:style-name="T210">*</text:span><text:span text:style-name="T46">. </text:span><text:span text:style-name="T39">Assim, ainda há muito </text:span><text:span text:style-name="T22">tabu</text:span><text:span text:style-name="T225">*</text:span><text:span text:style-name="T39"> </text:span><text:span text:style-name="T49">envolvendo </text:span><text:span text:style-name="T39">esse tópico, </text:span><text:span text:style-name="T48">com</text:span><text:span text:style-name="T39"> pensamentos </text:span><text:span text:style-name="T48">de que </text:span><text:span text:style-name="T39">jogos são </text:span><text:span text:style-name="T22">apenas um passatempo</text:span><text:span text:style-name="T39">, uma </text:span><text:span text:style-name="T22">distração</text:span><text:span text:style-name="T39"> </text:span><text:span text:style-name="T50">para crianças e adolescentes</text:span><text:span text:style-name="T211">*</text:span><text:span text:style-name="T50">, </text:span><text:span text:style-name="T49">ou </text:span><text:span text:style-name="T21">lazer </text:span><text:span text:style-name="T49">para jovens e adultos</text:span><text:span text:style-name="T212">*</text:span><text:span text:style-name="T46">. </text:span><text:span text:style-name="T45">Contudo</text:span><text:span text:style-name="T47">, </text:span><text:span text:style-name="T49">é </text:span><text:span text:style-name="T39">fato </text:span><text:span text:style-name="T44">que religiões, ideologias e culturas</text:span><text:span text:style-name="T47"> </text:span><text:span text:style-name="T49">est</text:span><text:span text:style-name="T44">ão </text:span><text:span text:style-name="T49">presente</text:span><text:span text:style-name="T44">s</text:span><text:span text:style-name="T213">*</text:span><text:span text:style-name="T39">, </text:span><text:span text:style-name="T50">tanto explicitamente quanto implicitamente </text:span><text:span text:style-name="T47">em inúmeros títulos de grande sucesso.</text:span><text:span text:style-name="T45"> </text:span><text:span text:style-name="T214">(</text:span><text:span text:style-name="T215">como em Shadow of the </text:span><text:span text:style-name="T211">C</text:span><text:span text:style-name="T215">ollosus,</text:span><text:span text:style-name="T216"> God of War,</text:span><text:span text:style-name="T211"> The Last Guardian, </text:span><text:span text:style-name="T213">The Last of Us, Uncharted, Life is Strange e muitos outros</text:span><text:span text:style-name="T214">)</text:span><text:span text:style-name="T39"> </text:span><text:span text:style-name="T44">Essas ideias </text:span><text:span text:style-name="T50">são passadas pelos desenvolvedores e criadores dos jogos</text:span><text:span text:style-name="T211">*</text:span><text:span text:style-name="T50">, mesmo que as vezes isso possa, </text:span><text:span text:style-name="T48">ou não ser intencional</text:span><text:span text:style-name="T50">. </text:span><text:span text:style-name="T44">Na maioria das vezes, essa inclusão de ideologias, cultura e religião são </text:span><text:span text:style-name="T51">planejadas </text:span><text:span text:style-name="T44">e desempenham um papel fundamental no enredo dos jogos. Mas, até mesmo se os criadores não quisessem introduzir em seus jogos, ideias, parte de sua cultura e religião, eles falhariam. Não existem criadores neutros</text:span><text:span text:style-name="T213">*</text:span><text:span text:style-name="T44">, todos temos uma cosmovisão pela qual enxergamos o mundo ao nosso redor </text:span><text:span text:style-name="T52">e pela qual tomamos decisões</text:span><text:span text:style-name="T217">*</text:span><text:span text:style-name="T44">. </text:span><text:span text:style-name="T106">Todos temos uma cultura da qual fazêmos parte. Todos nós, querendo ou não, acreditamos em algo. Seja na existência ou inexistência de Deus ou de deuses. Não há como fugir do impacto que </text:span><text:span text:style-name="T116">a religião, a cultura e as ideologias</text:span><text:span text:style-name="T106"> têm sobre nós</text:span><text:span text:style-name="T44">.</text:span></text:p>
      <text:p text:style-name="P79"><text:span text:style-name="T42"><text:tab/></text:span><text:span text:style-name="T44">O</text:span><text:span text:style-name="T53"> que me fez querer escrever sobre jogos eletrônicos </text:span><text:span text:style-name="T54">foi </text:span><text:span text:style-name="T44">primeiramente </text:span><text:span text:style-name="T54">a </text:span><text:span text:style-name="T23">aparente negligência da igreja em relação ao mundo dos </text:span><text:span text:style-name="T21">gamers</text:span><text:span text:style-name="T54">. </text:span><text:span text:style-name="T49">A igreja tem se movido para alcançar realidades que antes haviam sido negligenciadas</text:span><text:span text:style-name="T212">*</text:span><text:span text:style-name="T49">. Principalmente, no ambiente artístico. Vemos a igreja se posicionando de maneira relevante, trazendo consigo verdades da bíblia para o público que, </text:span><text:span text:style-name="T55">de outra forma</text:span><text:span text:style-name="T49"> </text:span><text:span text:style-name="T56">não teria uma oportunidade digna de conhecer o evangelho</text:span><text:span text:style-name="T218">*</text:span><text:span text:style-name="T56">, </text:span><text:span text:style-name="T55">como por exemplo</text:span><text:span text:style-name="T56"> <text:s/></text:span><text:soft-page-break/><text:span text:style-name="T55">apenas</text:span><text:span text:style-name="T56"> através d</text:span><text:span text:style-name="T55">e</text:span><text:span text:style-name="T56"> mensagens que são pregadas no púlpito </text:span><text:span text:style-name="T55">ou</text:span><text:span text:style-name="T56"> de movimentos evangelísticos. </text:span><text:span text:style-name="T57">No livro </text:span><text:span text:style-name="T24">A família na era </text:span><text:span text:style-name="T57">digital, de Lediel Santos, o autor apresenta inúmeros dados, mostrando a influência dos jogos nas famílias e no mundo de hoje</text:span><text:span text:style-name="T219">*</text:span><text:span text:style-name="T57">. Esses dados nos revelam como os adolescentes em sua maioria possuem acesso à internet e consequentemente aos jogos eletrônicos. É fato que a maioria das crianças fazem parte </text:span><text:span text:style-name="T140">do </text:span><text:span text:style-name="T58">mundo dos jogos</text:span><text:span text:style-name="T55"> hoje, </text:span><text:span text:style-name="T57">sejam elas espectadoras através do youtube</text:span><text:span text:style-name="T219">*</text:span><text:span text:style-name="T57">, ou jogadores ativos</text:span><text:span text:style-name="T219">*</text:span><text:span text:style-name="T57">.</text:span><text:span text:style-name="T55"> </text:span><text:span text:style-name="T52">P</text:span><text:span text:style-name="T57">ais procurando aconselhamento com pastores para controlar seus filhos que estão viciados em redes sociais e jogos eletrônicos, são </text:span><text:span text:style-name="T52">realidades </text:span><text:span text:style-name="T57">cada vez mais comuns </text:span><text:span text:style-name="T52">enfrentadas</text:span><text:span text:style-name="T57"> na igreja</text:span><text:span text:style-name="T219">*</text:span><text:span text:style-name="T57">. </text:span><text:span text:style-name="T59">O mundo dos jogos está longe de estar distante da realidade dos cristãos.</text:span><text:span text:style-name="T57"> </text:span><text:span text:style-name="T107">Cada vez mais </text:span><text:span text:style-name="T117">assistimos</text:span><text:span text:style-name="T107"> a depravação da humanidade sendo expressa através dos jogos de várias maneiras </text:span><text:span text:style-name="T108">e nos afastamos como igreja.</text:span><text:span text:style-name="T109"> </text:span><text:span text:style-name="T110">Contudo</text:span><text:span text:style-name="T111">, </text:span><text:span text:style-name="T118">algo mais alarmant</text:span><text:span text:style-name="T119">e</text:span><text:span text:style-name="T111"> é que </text:span><text:span text:style-name="T112">acabamos afastando a salvação para longe dos </text:span><text:span text:style-name="T124">gamers</text:span><text:span text:style-name="T112">, pois n</text:span><text:span text:style-name="T111">ão vemos a salvação da humanidade através de Cristo sendo expressa </text:span><text:span text:style-name="T108">de várias maneiras</text:span><text:span text:style-name="T113"> </text:span><text:span text:style-name="T111">através dos jogos também.</text:span></text:p>
      <text:p text:style-name="P79"><text:span text:style-name="T54"><text:tab/></text:span><text:span text:style-name="T60">Em segundo lugar, fui incentivado pois, minha infância foi, em grande parte, vivenciada no </text:span><text:span text:style-name="T25">mundo dos jogos</text:span><text:span text:style-name="T60">. Mesmo nascendo num lar cristão, participando de todos os cultos, estando envolvido na igreja </text:span><text:span text:style-name="T61">constantemente</text:span><text:span text:style-name="T60">, vivi grande parte da minha vida </text:span><text:span text:style-name="T61">dentro da igreja, mas </text:span><text:span text:style-name="T62">totalmente distante da mensagem pregada no púlpito</text:span><text:span text:style-name="T220">*</text:span><text:span text:style-name="T60">. Em outras palavras, a pregação do púlpito não foi suficiente</text:span><text:span text:style-name="T141"> para alcançar a mim</text:span><text:span text:style-name="T142">. </text:span><text:span text:style-name="T143">A pregação parecia estar anos-luz da minha realidade</text:span><text:span text:style-name="T226">*</text:span><text:span text:style-name="T160">. </text:span><text:span text:style-name="T161">O pregador na igreja e eu no mundo dos jogos</text:span><text:span text:style-name="T160">. A mensagem de Deus fica</text:span><text:span text:style-name="T161">va</text:span><text:span text:style-name="T160"> na igreja </text:span><text:span text:style-name="T177">apenas</text:span><text:span text:style-name="T160"> enquanto </text:span><text:span text:style-name="T161">se espera que </text:span><text:span text:style-name="T160">o mundo ve</text:span><text:span text:style-name="T161">nha</text:span><text:span text:style-name="T160"> até nós e ou</text:span><text:span text:style-name="T161">ça</text:span><text:span text:style-name="T160"> passivamente </text:span><text:span text:style-name="T161">sobre coisas que talvez não façam parte de sua realidade</text:span><text:span text:style-name="T160">. Deus nos deu um modelo a seguir em seu filho, Jesus Cristo. </text:span><text:span text:style-name="T162">Ele deixou sua glória, se humilhou e se esvaziou de si mesmo para vir à nos em carne viver </text:span><text:span text:style-name="T163">conosco</text:span><text:span text:style-name="T162"> </text:span><text:span text:style-name="T178">em</text:span><text:span text:style-name="T179"> nosso mundo</text:span><text:span text:style-name="T227">*</text:span><text:span text:style-name="T162">. </text:span><text:span text:style-name="T161">Não podemos resumir a</text:span><text:span text:style-name="T162"> missão nas mensagens pregadas no púlpito da igreja, mas </text:span><text:span text:style-name="T183">em</text:span><text:span text:style-name="T162"> abrir mão e</text:span><text:span text:style-name="T164">m favor de </text:span><text:span text:style-name="T183">muitos</text:span><text:span text:style-name="T164">, para</text:span><text:span text:style-name="T162"> alcançar mundos e realidades que ainda estão sob o domínio das trevas. </text:span><text:span text:style-name="T184">A luz veio e brilhou entre nós</text:span><text:span text:style-name="T162">. </text:span><text:span text:style-name="T125">Isso tem acontecido e a igreja tem se movido <text:s/>para alcançar realidades</text:span><text:span text:style-name="T126"> com</text:span><text:span text:style-name="T125">o</text:span><text:span text:style-name="T126"> </text:span><text:span text:style-name="T120">o universo da música</text:span><text:span text:style-name="T126">, alcançando os </text:span><text:span text:style-name="T127">diversos </text:span><text:span text:style-name="T126">grupos </text:span><text:soft-page-break/><text:span text:style-name="T126">que se formaram em torno </text:span><text:span text:style-name="T121">dos</text:span><text:span text:style-name="T126"> diferentes estilos musicais, com os filmes </text:span><text:span text:style-name="T128">e até mesmo com o teatro </text:span><text:span text:style-name="T129">que sempre foi colocado de lado pela igreja, e considerado uma “ferramenta depravada” (talvez, por conta de sua origem).</text:span><text:span text:style-name="T128"> </text:span><text:span text:style-name="T129">M</text:span><text:span text:style-name="T128">as, </text:span><text:span text:style-name="T129">quando olhamos para </text:span><text:span text:style-name="T128">os jogos? </text:span><text:span text:style-name="T129">Não há presença relevante da igreja.</text:span><text:span text:style-name="T240">*</text:span></text:p>
      <text:p text:style-name="P101"><text:span text:style-name="T165"><text:tab/></text:span><text:span text:style-name="T166">Em terceiro lugar, </text:span><text:span text:style-name="T167">acredito que </text:span><text:span text:style-name="T180">a arte não deve ser vista e definida </text:span><text:span text:style-name="T181">em função de seus meios</text:span><text:span text:style-name="T241">(métodos, técnicas e formas)</text:span><text:span text:style-name="T181"> ou fins</text:span><text:span text:style-name="T241">(resultado, expressão, crítica, etc)</text:span><text:span text:style-name="T181">, mas principalmente de sua inspiração</text:span><text:span text:style-name="T241">(motivação, start)</text:span><text:span text:style-name="T168">. </text:span><text:span text:style-name="T169">Mas o que os jogos t</text:span><text:span text:style-name="T170">ê</text:span><text:span text:style-name="T169">m a ver com a arte? A arte, </text:span><text:span text:style-name="T171">é um meio pelo qual conhecimento, sentimentos, emoções, realidades e histórias são expressas</text:span><text:span text:style-name="T232">*</text:span><text:span text:style-name="T171">. Porém, quando pensamos em arte, a primeira coisa que vem na nossa cabeça são pinturas, desenhos, esculturas, artesanato, dança, música, teatro, cinema, etc. </text:span><text:span text:style-name="T172">Mas, porque nã</text:span><text:span text:style-name="T173">o dizer </text:span><text:span text:style-name="T172">que jogos, não apenas contém arte</text:span><text:span text:style-name="T233">*</text:span><text:span text:style-name="T172">, mas, </text:span><text:span text:style-name="T174">que </text:span><text:span text:style-name="T172">são uma obra de arte</text:span><text:span text:style-name="T233">*</text:span><text:span text:style-name="T172">.</text:span><text:span text:style-name="T171"> Através dos jogos, não apenas diverti</text:span><text:span text:style-name="T172">mos</text:span><text:span text:style-name="T171">, entrete</text:span><text:span text:style-name="T172">mos </text:span><text:span text:style-name="T171">e distra</text:span><text:span text:style-name="T172">imos </text:span><text:span text:style-name="T171">as pessoas, mas </text:span><text:span text:style-name="T172">histórias são transmitidas</text:span><text:span text:style-name="T171">, </text:span><text:span text:style-name="T172">sentimentos são expostos</text:span><text:span text:style-name="T171">, realidade</text:span><text:span text:style-name="T170">s </text:span><text:span text:style-name="T172">vivenciadas</text:span><text:span text:style-name="T171">, e isso, de uma maneira </text:span><text:span text:style-name="T175">totalmente</text:span><text:span text:style-name="T171"> distinta e particular das outras formas de arte. Há muita beleza </text:span><text:span text:style-name="T185">nos </text:span><text:span text:style-name="T171">jogos. </text:span><text:span text:style-name="T234">(</text:span><text:span text:style-name="T232">como </text:span><text:span text:style-name="T228">Shadow of the </text:span><text:span text:style-name="T232">collosus</text:span><text:span text:style-name="T235">, </text:span><text:span text:style-name="T229">The Last of Us, Ori and the blind </text:span><text:span text:style-name="T235">forest</text:span><text:span text:style-name="T229"> </text:span><text:span text:style-name="T230">e até mesmo jogos como Undertale </text:span><text:span text:style-name="T236">possuem valor artístico</text:span><text:span text:style-name="T229">.</text:span><text:span text:style-name="T231">)</text:span><text:span text:style-name="T182"> </text:span><text:span text:style-name="T186">Contudo</text:span><text:span text:style-name="T176">, </text:span><text:span text:style-name="T172">a mídia</text:span><text:span text:style-name="T240">*</text:span><text:span text:style-name="T172"> e a igreja</text:span><text:span text:style-name="T240">*</text:span><text:span text:style-name="T172">, pintam uma imagem negativa dos jogos, focando apenas na depravação e imoralidade exposta, como por exemplo violência explícita, conteúdo sexual expĺicito e imoralidades em geral</text:span><text:span text:style-name="T176">. </text:span><text:span text:style-name="T122">Contudo, a expressão, a beleza, e a sinceridade com que criadores t</text:span><text:span text:style-name="T123">ê</text:span><text:span text:style-name="T122">m derramado suas vidas e suas ideias em jogos <text:s/>têm sido </text:span><text:span text:style-name="T123">negligenciadas, porém,</text:span><text:span text:style-name="T122"> </text:span><text:span text:style-name="T123">o impacto que isso tem gerado em </text:span><text:span text:style-name="T122">milhares ou até milhões de pessoas </text:span><text:span text:style-name="T123">não foi nem pode ser negligenciado pela mídia nem muito menos pela igreja.</text:span></text:p>
      <text:p text:style-name="P79"><text:span text:style-name="T63"><text:tab/>A igreja t</text:span><text:span text:style-name="T64">ê</text:span><text:span text:style-name="T63">m se calado e negligênciado o </text:span><text:span text:style-name="T26">mundo dos </text:span><text:span text:style-name="T27">gamers</text:span><text:span text:style-name="T63">, mas o mundo não. Quando olhamos para o caos nos jogos </text:span><text:span text:style-name="T65">eletrônicos,</text:span><text:span text:style-name="T63"> </text:span><text:span text:style-name="T221">(</text:span><text:span text:style-name="T222">ou seja, </text:span><text:span text:style-name="T223">violência extrema, sexualidade explícita, homossexualidade</text:span><text:span text:style-name="T221">)</text:span><text:span text:style-name="T63"> valores </text:span><text:span text:style-name="T66">morais e sociais </text:span><text:span text:style-name="T63">distorcidos, </text:span><text:span text:style-name="T66">dizem</text:span><text:span text:style-name="T36">os </text:span><text:span text:style-name="T66">que </text:span><text:span text:style-name="T28">os jogos</text:span><text:span text:style-name="T66"> são culpados e incentivam </text:span><text:span text:style-name="T64">o caos e </text:span><text:span text:style-name="T66">a </text:span><text:span text:style-name="T65">desmoralização </text:span><text:span text:style-name="T67">da sociedade</text:span><text:span text:style-name="T65">,</text:span><text:span text:style-name="T66"> </text:span><text:span text:style-name="T36">logo, </text:span><text:span text:style-name="T64">essas pessoas </text:span><text:span text:style-name="T36">mant</text:span><text:span text:style-name="T64">êm </text:span><text:span text:style-name="T36">distância, f</text:span><text:span text:style-name="T64">ogem e</text:span><text:span text:style-name="T36"> </text:span><text:span text:style-name="T67">não </text:span><text:span text:style-name="T64">se deixam </text:span><text:span text:style-name="T67">envolver. </text:span><text:span text:style-name="T64">Assim os jogos <text:s/>são “deixados nas trevas de onde saíram” </text:span><text:span text:style-name="T36">e </text:span><text:span text:style-name="T64">as pessoas </text:span><text:span text:style-name="T36">continua</text:span><text:span text:style-name="T64">m </text:span><text:soft-page-break/><text:span text:style-name="T36">vivendo, ignorando os bilhões de pessoas que </text:span><text:span text:style-name="T64">fazem parte desse mundo</text:span><text:span text:style-name="T36">. </text:span><text:span text:style-name="T67">A</text:span><text:span text:style-name="T38">lgumas, </text:span><text:span text:style-name="T67">assim</text:span><text:span text:style-name="T38"> como eu, nunca serão alcançadas pelas mensagens pregadas na igreja toda semana, </text:span><text:span text:style-name="T67">ou pelos </text:span><text:span text:style-name="T64">movimentos evangelísticos </text:span><text:span text:style-name="T67">esporádicos</text:span><text:span text:style-name="T38">. Pessoas que estão</text:span><text:span text:style-name="T36"> apenas esperando alguém para apresentar a luz à elas </text:span><text:span text:style-name="T38">de uma maneira que possam, </text:span><text:span text:style-name="T67">de fato,</text:span><text:span text:style-name="T38"> compreender</text:span><text:span text:style-name="T36">. </text:span><text:span text:style-name="T189">O principal motivo pelo qual </text:span><text:span text:style-name="T190">os jogos estão cada vez mais depravados e moralmente corrompidos, é justamente porque a igreja não tem se importado com </text:span><text:span text:style-name="T189">sua </text:span><text:span text:style-name="T190">realidade.</text:span><text:span text:style-name="T36"> Não há incentivo, mas, normalmente rejeição em relação aos jogos eletrônicos </text:span><text:span text:style-name="T38">no meio cristão</text:span><text:span text:style-name="T224">*</text:span><text:span text:style-name="T36">, pois são tratados como uma </text:span><text:span text:style-name="T29">ferramenta depravada </text:span><text:span text:style-name="T38">que serve como incentivo para violência e imoralidades</text:span><text:span text:style-name="T224">*</text:span><text:span text:style-name="T36">. </text:span><text:span text:style-name="T83">A omissão da igreja em relação ao mundo dos </text:span><text:span text:style-name="T145">jogos</text:span><text:span text:style-name="T83"> não resolve o problema da imoralidade presente </text:span><text:span text:style-name="T84">em inúmeros</text:span><text:span text:style-name="T83"> jogos, mas </text:span><text:span text:style-name="T85">sim, </text:span><text:span text:style-name="T86">acaba </text:span><text:span text:style-name="T85">agravando </text:span><text:span text:style-name="T86">ainda mais</text:span><text:span text:style-name="T83">.</text:span><text:span text:style-name="T50"> <text:s/>Não há posicionamento em favor do enorme público</text:span><text:span text:style-name="T211">*</text:span><text:span text:style-name="T50"> que diariamente procura </text:span><text:span text:style-name="T68">por alguma </text:span><text:span text:style-name="T50">resposta para </text:span><text:span text:style-name="T68">preencher </text:span><text:span text:style-name="T144">seu vazio existencial</text:span><text:span text:style-name="T50">,</text:span><text:span text:style-name="T69"> algo </text:span><text:span text:style-name="T50">que possa satisfazer suas carências </text:span><text:span text:style-name="T70">e desejos. Mas, não encontram nada nos jogos, e </text:span><text:span text:style-name="T30">não é culpa dos jogos</text:span><text:span text:style-name="T87">. </text:span><text:span text:style-name="T88">N</text:span><text:span text:style-name="T191">ão </text:span><text:span text:style-name="T192">há posicionamento da igreja </text:span><text:span text:style-name="T191">em compaixão para levar as verdades do evangelho aos gamers também!</text:span><text:span text:style-name="T70"> </text:span><text:span text:style-name="T36">Ao negligenciar realidades como a realidade do mundo dos jogos, estamos dizendo que, não acreditamos verdadeiramente que Jesus Cristo pode redimir e resignificar toda </text:span><text:span text:style-name="T68">a </text:span><text:span text:style-name="T36">vida. </text:span><text:span text:style-name="T114">Se ele pode redimir a nós, apesar dos nossos piores pecados, essa nova vida que </text:span><text:span text:style-name="T115">ganhamos </text:span><text:span text:style-name="T112">em</text:span><text:span text:style-name="T115"> Cristo e hoje </text:span><text:span text:style-name="T114">vivemos, é suficiente para influenciar realidades desafiadoras, mundos distantes e alcançar povos ainda não alcançados!</text:span></text:p>
      <text:p text:style-name="P63"><text:span text:style-name="T202"><text:tab/></text:span><text:span text:style-name="T203">Pretendo através da presente monografia apresentar a realidade do mundo dos jogos, </text:span><text:span text:style-name="T204">dos gamers, os jogos no contexto missiológico </text:span><text:span text:style-name="T203">e expor o preconceito </text:span><text:span text:style-name="T205">existente</text:span><text:span text:style-name="T203"> </text:span><text:span text:style-name="T206">entre esse mundo </text:span><text:span text:style-name="T203">e a igreja, </text:span><text:span text:style-name="T206">assim como, apresentar o potencial dos jogos no contexto missionário </text:span><text:span text:style-name="T205">cristão. </text:span></text:p>
      <text:p text:style-name="P63"/>
      <text:list xml:id="list175118878043727" text:continue-numbering="true" text:style-name="Outline">
        <text:list-item>
          <text:h text:style-name="P118" text:outline-level="1">Anotações sobre o livro a arte e a bíblia</text:h>
        </text:list-item>
      </text:list>
      <text:p text:style-name="P92"/>
      <text:p text:style-name="P68"><text:tab/>A seguir, busco desenvolver uma perspecitiva cristã sobre a arte em geral. Como criadores e apreciadores da beleza, como devemos compreendê-la e avaliá-la? Creio que existe pelo menos onze perspectivas distintas a partir das quais o cristão pode considerar e avaliar os vários aspectos da arte. Estas perspectivas não esgotam os vários aspectos da arte. O campo da estética é rico demais para que isso acontecesse. Porém, elas cobrem uma parte significativa do que se deve ser o entendimento do cristão nesta área.</text:p>
      <text:list xml:id="list175118290765351" text:continue-numbering="true" text:style-name="Outline">
        <text:list-item>
          <text:h text:style-name="P110" text:outline-level="1">A obra de arte como obra de arte</text:h>
        </text:list-item>
      </text:list>
      <text:p text:style-name="P85">1. A primeira perspectiva é a mais importante: Uma obra de arte tem valor em si mesma. Para alguns, este princípio pode parecer óbvio demais para ser mencionado, mas, para muitos cristãos, é <text:span text:style-name="T244">algo impensável. Assim, se ignoramos este ponto, perderemos a essência da arte. A arte não é algo que simplesmente analisamos ou avaliamos por seu conteúdo intelectual. É algo a ser apreciado. A bíblia diz que as obras de arte no tabernáculo e no templo estavam lá pela beleza.</text:span></text:p>
      <text:p text:style-name="P85"><text:s/><text:tab/><text:span text:style-name="T244">Parece-me que muitos artistas modernos têm esquecido o valor que a arte tem em si mesma. Grande parte da arte moderna é intelectualizada demais para ser considerada nobra. Penso, por exemplo, em um artista como Jasper Johns. Muitos artistas modernos parecem não enxergar a distinção entre o que é humano e o que não o é. Faz parte da confusão do homem moderno não mais conseguir valorizar uma obra de arte como obra de arte.</text:span></text:p>
      <text:p text:style-name="P85"><text:tab/><text:span text:style-name="T244">Temo que, como evangélicos, tenhamos cometido o mesmo erro. Com frequência pensamos que </text:span><text:span text:style-name="T7">uma obra de arte tem valor somente se a reduzirmos a propaganda</text:span><text:span text:style-name="T244">. Isso também é ver a arte somente como uma mensagem para o intelecto.</text:span></text:p>
      <text:p text:style-name="P86"><text:tab/><text:span text:style-name="T245">Existem </text:span><text:span text:style-name="T255">r</text:span><text:span text:style-name="T245">rês possibilidades básicas concernentes à natureza de uma obra de arte. A primeira visão é relativamente recente na teoria da arte pela arte. É a noção </text:span><text:soft-page-break/><text:span text:style-name="T245">de que a arte simplesmente existe e é só isso que interessa. Não se pode falar a respeito dela, não se pode analisá-la e ela não diz nada. Penso que esta visão é um tanto quanto irracional por uma razão: nenhum artista opera apenas no nível da arte pela arte. Pense, por exemplo, na alta Renascença, começando por Cimabue, passando por Giotto, Masaccio e chegando a Michelangelo e Leonardo da Vinci. Todos estes artistas trabalhavam a partir de um de dois pontos de vista e, às vezes, havia confusão entre os dois. Eles trabalhavam a apartir de sua noção de cristianismo (que para nós que temos um ponto de vista bíblico, era bastante imperfeita) ou a partir de uma forma renascentista de humanismo. Florença, por exemplo, onde tantas obras de arte excelentes foram produzidas, foi um centro de estudo do neoplatonismo. Alguns artistas estudaram com Ficino, talvez o maior dos neoplatonistas e alguém muito influente em toda a Europa.</text:span></text:p>
      <text:p text:style-name="P86"><text:tab/><text:span text:style-name="T245">Também é verdade que os grandes artistas modernos, como Picasso, jamais trabalharam a arte simplesmente pela arte. Picasso tinha unma filosofia que ele demonstrava em suas pinturas. Muitos artistas menores atualmente trabalham, ou tentam trabalhar, na perspectiva da arte simplesmente pela arte, mas os randes mestres não o faziam.</text:span></text:p>
      <text:p text:style-name="P87"><text:tab/>A segunda visão é que a arte é somente a materialização de uma mensagem, uim veículo para a propagação de uma mensagem particular sobre o mundo, o artista, o ser humano ou qualquer outra coisa. Esta visão tem sido compartilhada por cristãos, e não-cristãos, sendo que a única diferença entre suas perspectivas é a natureza da mensagem materializada pela arte. Contudo, como já deissemos, esta visão reduz a arte a uma declaração intelectual e a perspectiva da obra de arte como obra de arte acaba desaparecendo.</text:p>
      <text:p text:style-name="P87"><text:tab/>A terceira noção essencial da natureza da arte – que eu considero correta, que de fato produz uma arte grandiosa e a possibilidade de uma arte grandiosa – é que o artista produz uma obra de arte e esta demonstra sua cosmovisão. Ninguém que entenda de Michelangelo sem compreender algo sobre suas respectivas cosmovisões. Estes artistas começaram fazendo obras de arte e, então, suas cosmovisões transpareceram no conjunto de suas obras. <text:span text:style-name="T246">Enfatizo o conjunto das </text:span><text:soft-page-break/><text:span text:style-name="T246">obras de um artista porque é impossível que uma única pintura, por exemplo, consiga refletir a totalidade da visão de um artista sobre a realidade. Contudo, quando vemos uma coleção de pinturas de um artista ou uma série de poemas de um poeta ou um conjunto de romances de um romancista, tanto a fundamentação quanto certos detalhes da concepção do artista sobre a vida se manifestam.</text:span></text:p>
      <text:list xml:id="list175119071973029" text:continue-numbering="true" text:style-name="Outline">
        <text:list-item>
          <text:h text:style-name="P111" text:outline-level="1">As formas de arte fortalecem a cosmovisão</text:h>
        </text:list-item>
      </text:list>
      <text:p text:style-name="P88">2. As formas de arte fortalecem a cosmovisão, não importa qual seja a cosmovisão nem se ela é verdadeira ou falsa. Pense, por exemplo, numa peça de carne pendurada em um açougue. Não passa de uma carne pendurada. Entretanto, se você for ao Museu do Louvre e olhar para o quadro de Rembrandt <text:span text:style-name="T19">O Boi Abatido</text:span><text:span text:style-name="T31">, verá que se trata de algo bem diferente. É surpreendente se deparar com esta obra em particular porque ela diz muito mais do que seu título. A arte de Rembrandt nos leva a focalizar a peça de carne e, pessoalmente, nunca mais consegui ver um pedaço de carne no açougue com a mesma superficialidade de antes, após olhar demoradamente para este quadro. Quão mais significativa é a pintura de Rembrandt que o simples título </text:span><text:span text:style-name="T19">O Boi Abatido</text:span><text:span text:style-name="T31">.</text:span></text:p>
      <text:p text:style-name="P88"><text:span text:style-name="T31"><text:tab/>Em literatura, há um paralelo. A boa prosa com forma de arte possui algo que a prosa de qualidade inferior não possui. E a poesia possui algo que a boa prosa não tem. Podemos travar longas discussões sobre as diferenças, mas o fato de que existem diferenças distintas é claro. Mesmo na Bíblia, a poesia acrescenta uma dimensão que não há na prosa. </text:span><text:span text:style-name="T105">De fato, o efeito de qualquer proposição, seja verdadeira ou falsa, pode ser ampliado se ela for expressa em poesia ou prosa artística em vez de numa declaração padronizada, nua e crua.</text:span></text:p>
      <text:list xml:id="list175119172870028" text:continue-numbering="true" text:style-name="Outline">
        <text:list-item>
          <text:h text:style-name="P112" text:outline-level="1">quatro padrões de julgamento</text:h>
        </text:list-item>
      </text:list>
      <text:p text:style-name="P89">5. que tipo de julgamento se aplica, então, a uma obra de arte? Creio que há quatro padrões básicos: Excelência técnica, valida <text:span text:style-name="T247">e</text:span>ntre o conteúdo e o veículo.</text:p>
      <text:p text:style-name="P90"><text:tab/>Discutiremos a excelência técnica em relação à pintura, pois com ela é mais fácil demonstrar o que queremos dizer. Consideraremos aqui o uso da cor, da forma, <text:soft-page-break/>do tom, a textura da tinta, o manuseio das linhas, a unidade da tela e assim por diante. Em cada um desses aspectos pode haver vários graus de excelência técnica. Ao reconhecer a excelência técnica como um aspecto de uma obra de arte, podemos ser capazes de dizer que, ainda que não concordemos com a cosmovisão de um determinado artista, não obstante ele é um grande artista.</text:p>
      <text:p text:style-name="P80"><text:tab/><text:span text:style-name="T247">Alguns artístas podem não saber que estão conscientemente comunicando uma cosmovisão. Porém, as cosmovisões se manifestam. Mesmo os trabalhos concebidos sob o princípio da arte pela arte geralmente expressam uma cosmovisão. Mesmo a cosmovisão que diz não existir significado transmite uma mensagme. Seja como for, esteja o artista consciente da cosmovisão ou não, se ela estiver presente, deve ser submetida ao julgamento da Palavra de Deus.</text:span></text:p>
      <text:p text:style-name="P80"><text:tab/><text:span text:style-name="T247">Há uma consequência derivada deste critério. Precisamos perceber que, quando algo falso ou imoral é expresso por meio de uma arte de alta qualidade, isso pode ser mais destrutivo e devastador do que se fosse comunicado por meio de uma arte de qualidade inferior ou de uma afirmação prosaica. Muito da arte bruta, um produto comum das comunidades hippies e da imprensa alternativa, é carregada de mensagens hippies e da imprensa alternativa, é carregada de mensagens destrutivas; porém, sua qualidade é tão baixa que acaba não tendo muita força. Contudo, quanto maior for a expressão artística, tanto mais iportante é que ela seja conscientemente submetida – juntamente com sua cosmovisão – ao julgamento de Cristo e da Bíblia.</text:span></text:p>
      <text:p text:style-name="P80"><text:tab/><text:span text:style-name="T247">Entretanto, a reação comum entre muitos é justamente inversa. Muitos parecem achar que, quanto maior a qualidade da arte, tanto menor deve ser nossa crítica à sua cosmovisão. Precisamos reverter isto.</text:span></text:p>
      <text:p text:style-name="P80"><text:tab/><text:span text:style-name="T247">Um exemplo do efeito devastador da arte de alta qualidade com conteúdo não-cristão ocorre no zen-budismo. No zen-budismo. O mundo é nada, o ser humano é nada, tudo é nada; porém, </text:span><text:span text:style-name="T5">a poesia zen diz isso de forma bonita</text:span><text:span text:style-name="T11">. Muito mais bonita do que a imprensa alternativa o faz. A imprensa alternativa frequentemente declara que o ser humano é nada, que o mundo é nada, que nada é </text:span><text:soft-page-break/><text:span text:style-name="T11">nada, mas faz isso usando palavrões. E as pessoas pensam que, se essa mensagem fosse dita com um pouco de beleza, talvez seria relevante. Então surge o zen-budismo como uma forma elevada de arte e apresenta essa mensagem com beleza. E perdemos duas vezes.</text:span></text:p>
      <text:p text:style-name="P77"><text:tab/></text:p>
      <text:p text:style-name="P86"><text:span text:style-name="T187"><text:tab/></text:span><text:span text:style-name="T188">[…] </text:span><text:span text:style-name="T187">Três coisas precisam ser enfatizadas sobre a arte cristã. Primeiro, a arte cristã dos dias atuais deve ser uma arte do século atual. A arte muda; a linguagem muda. A pregação de hoje deve ser feita em uma linguagem de comunicação atual; caso contrário, haverá um obstáculo ao entendimento. E se a arte do cristão não for uma arte do século atual, ela se </text:span><text:span text:style-name="T242">tornará um obstáculo que o impedirá de ser ouvido</text:span><text:span text:style-name="T187">. Isso o torna desnecessariamente diferente. Portanto, o cristão não deve se forçar a copiar Rembrandt ou Browning.</text:span></text:p>
      <text:p text:style-name="P64"><text:tab/>Em segundo lugar, a arte cristã deve variar de país para país. Por que forçamos os africanos a usarem a arquitetura gótica? É um esforço desnecessário. Tudo o que conseguimos fazer foi <text:span text:style-name="T239">tornar o cristianismo estrangeiro para os africanos</text:span>. Se um artista cristão é Japones, sua pintura deve ser japonesa; se ele é indiano sua pintura deve ser indiana.</text:p>
      <text:p text:style-name="P64"><text:tab/>Terceiro, o conjunto de obras de um artista cristão deve refletir a cosmovisão cristã. Resumindo, se você é um jovem cristão, <text:span text:style-name="T2">deve trabalhar as formas artísticas do presente século</text:span>, mostrando as marcas de sua cultura de origem, refletindo seu próprio país e sua própria contemporaneidade e incorporando algo da natureza do mundo <text:span text:style-name="T2">visto de um ponto de vista cristão</text:span>.</text:p>
      <text:list xml:id="list175117669456443" text:continue-numbering="true" text:style-name="Outline">
        <text:list-item>
          <text:h text:style-name="P113" text:outline-level="1">Formas de arte moderna e a mensagem cristã</text:h>
        </text:list-item>
      </text:list>
      <text:p text:style-name="P91">8. Ao tentar ser moderno em sua arte, o artista cristão enfrenta certas dificuldades. Primeiro, devemos fazer uma cuidadosa distinção entre estilo e mensagem. Quero enfatizar que <text:span text:style-name="T19">não existe um <text:s/>bom estilo e um mau estilo</text:span><text:span text:style-name="T31">. Quanto mais se tenta fazer tal distinção, mais confusa ela se torna. Lembro-me de certa vez ter participado, em Cambridge, de um simpósio cristão sobre a natureza da arte cristã e das formas de </text:span><text:soft-page-break/><text:span text:style-name="T31">arte. Um dos artistas cristãos – um excelente organista – insistia em afirmar que existia um estilo cristão de música. Discutimos o tema com certa profundidade, até que ele foi forçado a dizer exatamente sob qual critério a música poderia ser chamada de cristã. Finalmente, ele respondeu: “A música cristã é aquela que você pode acompanhar com leves batidas do pé”. Isso é unm absurdo.</text:span></text:p>
      <text:p text:style-name="P35"><text:tab/>Contudo, mesmo não existindo um estilo santo ou profano, não podemos nos enganar ou ser ingênuos ao pensar que os diversos estilos não têm relação com o conteúdo ou a mensagem da obra de arte.</text:p>
      <text:p text:style-name="P35">[…]</text:p>
      <text:p text:style-name="P91"><text:span text:style-name="T31"><text:tab/>É nesse ponto que é importante um feedback em relação ao estilo que o artista escolhe. Digamos, por exemplo, que você esteja tocando em um grupo de rock cristão, fazendo uma forma artística de rock. Suponhamos também que você esteja visitando cafeterias e usando o rock como ponte para pregar a mensagem cristã. Tudo bem. Porém, é preciso atentar-se para o feedback. Depois de tocar, você precisa se perguntar se as pessoas que o ouviram conseguiram compreender o que você estava fazendo. Será que elas ouviram sua mensagem claramente porque você usou a linguagem mderna delas, ou simplesmente ouviram mais uma vez o que já vinham ouvindo sempre que escutavam rock porque você usou o estilo delas? Às vezes consegue-se comunicar o conteúdo; outras vezes, não. Nem todas as situações são iguais; você deve ter em mente a situação atual e o que está tentando fazer. </text:span><text:span text:style-name="T71">[…], precisamos encontrar uma forma de comunicar cosmovisão, e não de apenas cantar música popular.</text:span></text:p>
      <text:p text:style-name="P91"><text:span text:style-name="T71"><text:tab/>A forma como uma cosmovisão é apresentada pode enfraquecer ou fortalecer o conteúdo, mesmo que o espectador ou leitor não analise a questão completamente. Em outras palavras, dependendo do veículo usado, algo pode ser comunicado sem que a plateia perceba e, ainda assim, estará se aproximando ou se afastando da cosmovisão do artista. É preciso dialogar profundamente com o espectador ou leitor. E, coonforme um cristão adota e adapta várias técnicas contemporâneas, ele deve lidar com a questão como um todo, buscando ao Espírito </text:span><text:soft-page-break/><text:span text:style-name="T71">Santo a ajuda para saber quando criar, quando adotar, quando adaptar e quanto simplesmente usar um estílo específico.</text:span></text:p>
      <text:p text:style-name="P36"><text:tab/>Em conclusão, portanto, geralmente usamos formas de arte do século atual, mas devemos ter cuidado para que elas não distorçam a cosmovisão que é, de forma distinta, nossa como cristãos. Por um lado, os estilos são completamente neutros; por outro, não devem ser usados de maneira ingênua e irrefletida.</text:p>
      <text:list xml:id="list175118977403014" text:continue-numbering="true" text:style-name="Outline">
        <text:list-item>
          <text:h text:style-name="Heading_20_1" text:outline-level="1">O cerne da arte cristã</text:h>
        </text:list-item>
      </text:list>
      <text:p text:style-name="P64">10. A arte cristã não é, de forma alguma, sempre religiosa, isto é, uma arte que lida com temas religiosos. Considere o Deus Criado<text:span text:style-name="T255">r</text:span>. A criação de Deus está totalmente imersa em temas religiosos? E o universo? Os pássaros? As árvores? As montanhas? E o canto dos passarinhos? E o som do vento nas árvores? Quando Deus, a partir do nada, criou por meio de sua poalavra falada, ele não criou apenas objetos “religiosos”. E na Bíblia, como já vimos, Deus ordenou que o artista, trabalhando com a própria criação de Deus, produzisse estátuas de bois e leões e figuras de flores de amêndoa para o tabernáculo e o templo.</text:p>
      <text:p text:style-name="P64"><text:tab/><text:span text:style-name="T243">Devemos lembrar que a Bíblia contém uma canção de amor entre um homem e uma mulher e a canção de Davi para os heróis nacionais de Israel. Nenhum desses dois temas é religioso. Porém, a criação de Deus – as montanhas, as árvores, os pássaros e o canto dos passarinhos – também é arte não-religiosa. </text:span><text:span text:style-name="T248">Pense nisto: se Deus fez as flores, é louvável pintá-las e escrever sobre elas. Se Deuz fez os pássaroes, é bom retratá-los na pintura. Se Deus fez o céu, ele pode ser tema das artes. Se Deus fez o oceano, certamente é louvável escrever poesida sobre ele. Vale a pena criar obras com base nas grandes obras já criadas por Deus.</text:span></text:p>
      <text:p text:style-name="P64"><text:tab/><text:span text:style-name="T248">Essa noção baseia-se na percepção de que o cristianismo não está comprometido apenas com a salvação do homem, mas com o homem todo no mundo todo. A mensagem cristã começa com a existência eterna de Deus e, então, com a criação. Ela não parte da salvação. Devemos ser gratos pela salvação, porém a mensagem cristã é abrangente. O ser humano tem valor por ser feito à imagem de Deus e, portanto, é um tema importante para a arte cristã. O ser humano como tal – </text:span><text:soft-page-break/><text:span text:style-name="T248">com – suas emoções, seus sentimentos, seu corpo, sua vida – é um tema importante para a poesia e as narrativas. Não me refiro aqui à decadência do homem, mas a sua hominilidade. No mundo de Deus, o indivíduo é importante. Portanto, a arte cristã deve lidar com o indivíduo.</text:span></text:p>
      <text:p text:style-name="P64"><text:tab/><text:span text:style-name="T249">A arte moderna geralmente minimiza o homem e se expressa com grandes abstrações; às vezes não conseguimos nem saber se o tema é um homem ou uma mulher. Nossa geração tem deixado pouco espaço para o indivíduo. Permanece somente a massa coletiva. Contudo, como cristãos, vemos as coisas de outra forma. Por Deus ter criado o homem de forma individual à sua imagem e por conhecer o indivíduo e se interessar por ele, o homem individualmente é digno de ser retratado na pintura e na poesia.</text:span></text:p>
      <text:p text:style-name="P64"><text:tab/><text:span text:style-name="T249">A arte cristã é a expressão da vida integral da pessoa toda que é cristã. Aquilo que o Artista cristão retrata em sua arte é a totalidade da vida. A arte não deve ser apenas um veículo para um tipo de evangelismo autoconsciente.</text:span></text:p>
      <text:p text:style-name="P65"><text:tab/>Se, portanto, o cristianismo tem tanto a dizer sobre as artes e a o artista, por que temos produzido tão pouca arte cristã nos últimos tempos? Creio que a r esposta já deve estar clara. Não temos produzido arte cristã porque temos nos esquecido de quase tudo o que o cristianismo diz sobre as artes.</text:p>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1"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text:tab/></text:p>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3</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1:03:53.287306596</meta:creation-date>
    <dc:title>CTM</dc:title>
    <meta:editing-duration>P1DT1H30M44S</meta:editing-duration>
    <meta:editing-cycles>46</meta:editing-cycles>
    <meta:generator>LibreOffice/6.4.7.2$Linux_X86_64 LibreOffice_project/40$Build-2</meta:generator>
    <dc:date>2021-12-01T17:51:17.009656904</dc:date>
    <meta:document-statistic meta:table-count="0" meta:image-count="5" meta:object-count="0" meta:page-count="39" meta:paragraph-count="197" meta:word-count="11028" meta:character-count="68219" meta:non-whitespace-character-count="56972"/>
    <meta:template xlink:type="simple" xlink:actuate="onRequest" xlink:title="CTM" xlink:href="../../../../Templates/CTM.ott" meta:date="2021-11-04T11:03:52.770834326"/>
  </office:meta>
</office:document-meta>
</file>